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96000000960CCF0C694DDCB15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46cm" fo:min-width="0.21cm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46cm" fo:min-width="0.212cm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461cm" fo:min-width="0.212cm" fo:padding-top="0.151cm" fo:padding-bottom="0.151cm" fo:padding-left="0.276cm" fo:padding-right="0.276cm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462cm" fo:min-width="0.212cm" fo:padding-top="0.151cm" fo:padding-bottom="0.151cm" fo:padding-left="0.276cm" fo:padding-right="0.276cm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461cm" fo:min-width="0.211cm" fo:padding-top="0.151cm" fo:padding-bottom="0.151cm" fo:padding-left="0.276cm" fo:padding-right="0.276cm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462cm" fo:min-width="0.211cm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46cm" fo:min-width="0.211cm" fo:padding-top="0.151cm" fo:padding-bottom="0.151cm" fo:padding-left="0.276cm" fo:padding-right="0.276cm"/>
    </style:style>
    <style:style style:name="gr8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512cm" fo:min-width="0.262cm" fo:padding-top="0.151cm" fo:padding-bottom="0.151cm" fo:padding-left="0.276cm" fo:padding-right="0.276cm"/>
    </style:style>
    <style:style style:name="gr9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461cm" fo:min-width="0.21cm" fo:padding-top="0.151cm" fo:padding-bottom="0.151cm" fo:padding-left="0.276cm" fo:padding-right="0.276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462cm" fo:min-width="0.21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0.861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512cm" fo:min-width="0.263cm" fo:padding-top="0.151cm" fo:padding-bottom="0.151cm" fo:padding-left="0.276cm" fo:padding-right="0.276cm"/>
    </style:style>
    <style:style style:name="gr1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514cm" fo:min-width="0.263cm" fo:padding-top="0.151cm" fo:padding-bottom="0.151cm" fo:padding-left="0.276cm" fo:padding-right="0.276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512cm" fo:min-width="0.264cm" fo:padding-top="0.151cm" fo:padding-bottom="0.151cm" fo:padding-left="0.276cm" fo:padding-right="0.276cm"/>
    </style:style>
    <style:style style:name="gr1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514cm" fo:min-width="0.264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1.423cm"/>
    </style:style>
    <style:style style:name="gr18" style:family="graphic" style:parent-style-name="Object_20_with_20_no_20_fill_20_and_20_no_20_line">
      <style:graphic-properties draw:stroke="none" svg:stroke-width="0.051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4.575cm" svg:y="7.40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764cm" svg:height="0.762cm" draw:transform="rotate (-1.5707963267949) translate (7.592cm 7.364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" draw:text-style-name="P1" draw:layer="layout" svg:width="0.764cm" svg:height="0.763cm" draw:transform="rotate (-1.5707963267949) translate (8.39cm 7.364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" draw:text-style-name="P1" draw:layer="layout" svg:width="0.764cm" svg:height="0.764cm" draw:transform="rotate (-1.5707963267949) translate (9.196cm 7.364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" draw:text-style-name="P1" draw:layer="layout" svg:width="0.764cm" svg:height="0.763cm" draw:transform="rotate (-1.5707963267949) translate (9.993cm 7.364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g>
          <draw:g>
            <draw:custom-shape draw:style-name="gr3" draw:text-style-name="P1" draw:layer="layout" svg:width="0.764cm" svg:height="0.763cm" draw:transform="rotate (-1.5707963267949) translate (12.096cm 6.06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" draw:text-style-name="P1" draw:layer="layout" svg:width="0.764cm" svg:height="0.764cm" draw:transform="rotate (-1.5707963267949) translate (12.901cm 6.06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" draw:text-style-name="P1" draw:layer="layout" svg:width="0.764cm" svg:height="0.764cm" draw:transform="rotate (-1.5707963267949) translate (13.702cm 6.06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" draw:text-style-name="P1" draw:layer="layout" svg:width="0.764cm" svg:height="0.762cm" draw:transform="rotate (-1.5707963267949) translate (14.503cm 6.06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5" draw:text-style-name="P1" draw:layer="layout" svg:width="0.763cm" svg:height="0.763cm" draw:transform="rotate (-1.5707963267949) translate (12.096cm 6.86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" draw:text-style-name="P1" draw:layer="layout" svg:width="0.763cm" svg:height="0.764cm" draw:transform="rotate (-1.5707963267949) translate (12.901cm 6.86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" draw:text-style-name="P1" draw:layer="layout" svg:width="0.763cm" svg:height="0.764cm" draw:transform="rotate (-1.5707963267949) translate (13.702cm 6.86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7" draw:text-style-name="P1" draw:layer="layout" svg:width="0.763cm" svg:height="0.762cm" draw:transform="rotate (-1.5707963267949) translate (14.503cm 6.86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3" draw:text-style-name="P1" draw:layer="layout" svg:width="0.764cm" svg:height="0.763cm" draw:transform="rotate (-1.5707963267949) translate (12.096cm 7.664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" draw:text-style-name="P1" draw:layer="layout" svg:width="0.764cm" svg:height="0.764cm" draw:transform="rotate (-1.5707963267949) translate (12.901cm 7.664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" draw:text-style-name="P1" draw:layer="layout" svg:width="0.764cm" svg:height="0.764cm" draw:transform="rotate (-1.5707963267949) translate (13.702cm 7.664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2" draw:text-style-name="P1" draw:layer="layout" svg:width="0.764cm" svg:height="0.762cm" draw:transform="rotate (-1.5707963267949) translate (14.503cm 7.664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5" draw:text-style-name="P1" draw:layer="layout" svg:width="0.763cm" svg:height="0.763cm" draw:transform="rotate (-1.5707963267949) translate (12.096cm 8.464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" draw:text-style-name="P1" draw:layer="layout" svg:width="0.763cm" svg:height="0.764cm" draw:transform="rotate (-1.5707963267949) translate (12.901cm 8.464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" draw:text-style-name="P1" draw:layer="layout" svg:width="0.763cm" svg:height="0.764cm" draw:transform="rotate (-1.5707963267949) translate (13.702cm 8.464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7" draw:text-style-name="P1" draw:layer="layout" svg:width="0.763cm" svg:height="0.762cm" draw:transform="rotate (-1.5707963267949) translate (14.503cm 8.464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</draw:g>
        <draw:g>
          <draw:g>
            <draw:path draw:style-name="gr8" draw:text-style-name="P1" draw:layer="layout" svg:width="0.762cm" svg:height="0.762cm" svg:x="11.336cm" svg:y="6.062cm" svg:viewBox="0 0 763 763" svg:d="M763 763c-254 0-509 0-763 0 0-254 0-509 0-763 254 0 509 0 763 0 0 254 0 509 0 763z">
              <text:p/>
            </draw:path>
            <draw:path draw:style-name="gr8" draw:text-style-name="P1" draw:layer="layout" svg:width="0.762cm" svg:height="0.762cm" svg:x="12.137cm" svg:y="6.062cm" svg:viewBox="0 0 763 763" svg:d="M763 763c-254 0-509 0-763 0 0-254 0-509 0-763 254 0 509 0 763 0 0 254 0 509 0 763z">
              <text:p/>
            </draw:path>
            <draw:path draw:style-name="gr8" draw:text-style-name="P1" draw:layer="layout" svg:width="0.762cm" svg:height="0.762cm" svg:x="12.939cm" svg:y="6.062cm" svg:viewBox="0 0 763 763" svg:d="M763 763c-254 0-509 0-763 0 0-254 0-509 0-763 254 0 509 0 763 0 0 254 0 509 0 763z">
              <text:p/>
            </draw:path>
            <draw:path draw:style-name="gr8" draw:text-style-name="P1" draw:layer="layout" svg:width="0.762cm" svg:height="0.762cm" svg:x="13.74cm" svg:y="6.062cm" svg:viewBox="0 0 763 763" svg:d="M763 763c-254 0-509 0-763 0 0-254 0-509 0-763 254 0 509 0 763 0 0 254 0 509 0 763z">
              <text:p/>
            </draw:path>
          </draw:g>
          <draw:g>
            <draw:path draw:style-name="gr8" draw:text-style-name="P1" draw:layer="layout" svg:width="0.762cm" svg:height="0.762cm" svg:x="11.336cm" svg:y="6.863cm" svg:viewBox="0 0 763 763" svg:d="M763 763c-254 0-509 0-763 0 0-254 0-509 0-763 254 0 509 0 763 0 0 254 0 509 0 763z">
              <text:p/>
            </draw:path>
            <draw:path draw:style-name="gr8" draw:text-style-name="P1" draw:layer="layout" svg:width="0.762cm" svg:height="0.762cm" svg:x="12.137cm" svg:y="6.863cm" svg:viewBox="0 0 763 763" svg:d="M763 763c-254 0-509 0-763 0 0-254 0-509 0-763 254 0 509 0 763 0 0 254 0 509 0 763z">
              <text:p/>
            </draw:path>
            <draw:path draw:style-name="gr8" draw:text-style-name="P1" draw:layer="layout" svg:width="0.762cm" svg:height="0.762cm" svg:x="12.939cm" svg:y="6.863cm" svg:viewBox="0 0 763 763" svg:d="M763 763c-254 0-509 0-763 0 0-254 0-509 0-763 254 0 509 0 763 0 0 254 0 509 0 763z">
              <text:p/>
            </draw:path>
            <draw:path draw:style-name="gr8" draw:text-style-name="P1" draw:layer="layout" svg:width="0.762cm" svg:height="0.762cm" svg:x="13.74cm" svg:y="6.863cm" svg:viewBox="0 0 763 763" svg:d="M763 763c-254 0-509 0-763 0 0-254 0-509 0-763 254 0 509 0 763 0 0 254 0 509 0 763z">
              <text:p/>
            </draw:path>
          </draw:g>
          <draw:g>
            <draw:path draw:style-name="gr8" draw:text-style-name="P1" draw:layer="layout" svg:width="0.762cm" svg:height="0.762cm" svg:x="11.336cm" svg:y="7.665cm" svg:viewBox="0 0 763 763" svg:d="M763 763c-254 0-509 0-763 0 0-254 0-509 0-763 254 0 509 0 763 0 0 254 0 509 0 763z">
              <text:p/>
            </draw:path>
            <draw:path draw:style-name="gr8" draw:text-style-name="P1" draw:layer="layout" svg:width="0.762cm" svg:height="0.762cm" svg:x="12.137cm" svg:y="7.665cm" svg:viewBox="0 0 763 763" svg:d="M763 763c-254 0-509 0-763 0 0-254 0-509 0-763 254 0 509 0 763 0 0 254 0 509 0 763z">
              <text:p/>
            </draw:path>
            <draw:path draw:style-name="gr8" draw:text-style-name="P1" draw:layer="layout" svg:width="0.762cm" svg:height="0.762cm" svg:x="12.939cm" svg:y="7.665cm" svg:viewBox="0 0 763 763" svg:d="M763 763c-254 0-509 0-763 0 0-254 0-509 0-763 254 0 509 0 763 0 0 254 0 509 0 763z">
              <text:p/>
            </draw:path>
            <draw:path draw:style-name="gr8" draw:text-style-name="P1" draw:layer="layout" svg:width="0.762cm" svg:height="0.762cm" svg:x="13.74cm" svg:y="7.665cm" svg:viewBox="0 0 763 763" svg:d="M763 763c-254 0-509 0-763 0 0-254 0-509 0-763 254 0 509 0 763 0 0 254 0 509 0 763z">
              <text:p/>
            </draw:path>
          </draw:g>
          <draw:g>
            <draw:path draw:style-name="gr8" draw:text-style-name="P1" draw:layer="layout" svg:width="0.762cm" svg:height="0.762cm" svg:x="11.336cm" svg:y="8.466cm" svg:viewBox="0 0 763 763" svg:d="M763 763c-254 0-509 0-763 0 0-254 0-509 0-763 254 0 509 0 763 0 0 254 0 509 0 763z">
              <text:p/>
            </draw:path>
            <draw:path draw:style-name="gr8" draw:text-style-name="P1" draw:layer="layout" svg:width="0.762cm" svg:height="0.762cm" svg:x="12.137cm" svg:y="8.466cm" svg:viewBox="0 0 763 763" svg:d="M763 763c-254 0-509 0-763 0 0-254 0-509 0-763 254 0 509 0 763 0 0 254 0 509 0 763z">
              <text:p/>
            </draw:path>
            <draw:path draw:style-name="gr8" draw:text-style-name="P1" draw:layer="layout" svg:width="0.762cm" svg:height="0.762cm" svg:x="12.939cm" svg:y="8.466cm" svg:viewBox="0 0 763 763" svg:d="M763 763c-254 0-509 0-763 0 0-254 0-509 0-763 254 0 509 0 763 0 0 254 0 509 0 763z">
              <text:p/>
            </draw:path>
            <draw:path draw:style-name="gr8" draw:text-style-name="P1" draw:layer="layout" svg:width="0.762cm" svg:height="0.762cm" svg:x="13.74cm" svg:y="8.466cm" svg:viewBox="0 0 763 763" svg:d="M763 763c-254 0-509 0-763 0 0-254 0-509 0-763 254 0 509 0 763 0 0 254 0 509 0 763z">
              <text:p/>
            </draw:path>
          </draw:g>
        </draw:g>
        <draw:g>
          <draw:g>
            <draw:custom-shape draw:style-name="gr1" draw:text-style-name="P1" draw:layer="layout" svg:width="0.762cm" svg:height="0.762cm" svg:x="4.575cm" svg:y="10.50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4.575cm" svg:y="11.50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4.575cm" svg:y="12.50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4.575cm" svg:y="13.5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762cm" svg:height="0.762cm" draw:transform="rotate (-1.5707963267949) translate (7.592cm 10.469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9" draw:text-style-name="P1" draw:layer="layout" svg:width="0.762cm" svg:height="0.763cm" draw:transform="rotate (-1.5707963267949) translate (8.39cm 10.469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0" draw:text-style-name="P1" draw:layer="layout" svg:width="0.762cm" svg:height="0.764cm" draw:transform="rotate (-1.5707963267949) translate (9.196cm 10.469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9" draw:text-style-name="P1" draw:layer="layout" svg:width="0.762cm" svg:height="0.763cm" draw:transform="rotate (-1.5707963267949) translate (9.993cm 10.469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7" draw:text-style-name="P1" draw:layer="layout" svg:width="0.763cm" svg:height="0.762cm" draw:transform="rotate (-1.5707963267949) translate (7.592cm 11.467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5" draw:text-style-name="P1" draw:layer="layout" svg:width="0.763cm" svg:height="0.763cm" draw:transform="rotate (-1.5707963267949) translate (8.39cm 11.467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" draw:text-style-name="P1" draw:layer="layout" svg:width="0.763cm" svg:height="0.764cm" draw:transform="rotate (-1.5707963267949) translate (9.196cm 11.467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5" draw:text-style-name="P1" draw:layer="layout" svg:width="0.763cm" svg:height="0.763cm" draw:transform="rotate (-1.5707963267949) translate (9.993cm 11.467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2" draw:text-style-name="P1" draw:layer="layout" svg:width="0.764cm" svg:height="0.762cm" draw:transform="rotate (-1.5707963267949) translate (7.592cm 12.47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" draw:text-style-name="P1" draw:layer="layout" svg:width="0.764cm" svg:height="0.763cm" draw:transform="rotate (-1.5707963267949) translate (8.39cm 12.47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" draw:text-style-name="P1" draw:layer="layout" svg:width="0.764cm" svg:height="0.764cm" draw:transform="rotate (-1.5707963267949) translate (9.196cm 12.47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3" draw:text-style-name="P1" draw:layer="layout" svg:width="0.764cm" svg:height="0.763cm" draw:transform="rotate (-1.5707963267949) translate (9.993cm 12.472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7" draw:text-style-name="P1" draw:layer="layout" svg:width="0.763cm" svg:height="0.762cm" draw:transform="rotate (-1.5707963267949) translate (7.592cm 13.47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5" draw:text-style-name="P1" draw:layer="layout" svg:width="0.763cm" svg:height="0.763cm" draw:transform="rotate (-1.5707963267949) translate (8.39cm 13.47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6" draw:text-style-name="P1" draw:layer="layout" svg:width="0.763cm" svg:height="0.764cm" draw:transform="rotate (-1.5707963267949) translate (9.196cm 13.47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5" draw:text-style-name="P1" draw:layer="layout" svg:width="0.763cm" svg:height="0.763cm" draw:transform="rotate (-1.5707963267949) translate (9.993cm 13.47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g>
              <draw:g>
                <draw:path draw:style-name="gr8" draw:text-style-name="P1" draw:layer="layout" svg:width="0.984cm" svg:height="0.178cm" draw:transform="skewX (0.0165806278939461) translate (11.6843669888082cm 10.494429973097cm)" svg:viewBox="0 0 985 179" svg:d="M731 179c-243 0-487 0-731 0 90-60 182-120 276-179 236 0 472 0 709 0-87 59-172 119-254 179z">
                  <text:p/>
                </draw:path>
                <draw:path draw:style-name="gr8" draw:text-style-name="P1" draw:layer="layout" svg:width="0.962cm" svg:height="0.178cm" draw:transform="skewX (0.00558505360638185) translate (12.4492453954699cm 10.494429973097cm)" svg:viewBox="0 0 963 179" svg:d="M730 179c-243 0-486 0-730 0 84-60 167-120 255-179 236 0 472 0 708 0-79 59-156 119-233 179z">
                  <text:p/>
                </draw:path>
                <draw:path draw:style-name="gr8" draw:text-style-name="P1" draw:layer="layout" svg:width="0.937cm" svg:height="0.178cm" draw:transform="skewX (0.0165806278939461) translate (13.2180669712732cm 10.494429973097cm)" svg:viewBox="0 0 938 179" svg:d="M730 179c-243 0-487 0-730 0 75-60 152-120 229-179 237 0 473 0 709 0-70 59-139 119-208 179z">
                  <text:p/>
                </draw:path>
                <draw:path draw:style-name="gr8" draw:text-style-name="P1" draw:layer="layout" svg:width="0.915cm" svg:height="0.178cm" draw:transform="skewX (0.0111701072127637) translate (13.9839467575058cm 10.494429973097cm)" svg:viewBox="0 0 916 179" svg:d="M729 179c-243 0-486 0-729 0 68-60 139-120 208-179 235 0 472 0 708 0-63 59-124 119-187 179z">
                  <text:p/>
                </draw:path>
              </draw:g>
              <draw:g>
                <draw:path draw:style-name="gr8" draw:text-style-name="P1" draw:layer="layout" svg:width="0.983cm" svg:height="0.179cm" svg:x="11.415cm" svg:y="10.683cm" svg:viewBox="0 0 984 180" svg:d="M747 180c-249 0-498 0-747 0 81-60 166-120 254-180 244 0 486 0 730 0-80 60-160 120-237 180z">
                  <text:p/>
                </draw:path>
                <draw:path draw:style-name="gr8" draw:text-style-name="P1" draw:layer="layout" svg:width="0.967cm" svg:height="0.179cm" svg:x="12.199cm" svg:y="10.683cm" svg:viewBox="0 0 968 180" svg:d="M746 180c-248 0-497 0-746 0 76-60 156-120 237-180 243 0 487 0 731 0-75 60-149 120-222 180z">
                  <text:p/>
                </draw:path>
                <draw:path draw:style-name="gr8" draw:text-style-name="P1" draw:layer="layout" svg:width="0.95cm" svg:height="0.179cm" draw:transform="skewX (0.0111701072127637) translate (12.984153524331cm 10.6827274885267cm)" svg:viewBox="0 0 951 180" svg:d="M748 180c-250 0-498 0-748 0 71-60 146-120 220-180 243 0 487 0 731 0-69 60-137 120-203 180z">
                  <text:p/>
                </draw:path>
                <draw:path draw:style-name="gr8" draw:text-style-name="P1" draw:layer="layout" svg:width="0.932cm" svg:height="0.179cm" draw:transform="skewX (0.0111701072127637) translate (13.7689999951491cm 10.6827274885267cm)" svg:viewBox="0 0 933 180" svg:d="M746 180c-248 0-498 0-746 0 65-60 135-120 202-180 243 0 487 0 731 0-63 60-125 120-187 180z">
                  <text:p/>
                </draw:path>
              </draw:g>
              <draw:g>
                <draw:path draw:style-name="gr8" draw:text-style-name="P1" draw:layer="layout" svg:width="0.975cm" svg:height="0.179cm" draw:transform="skewX (0.0109955742875643) translate (11.1754758564659cm 10.8710250039563cm)" svg:viewBox="0 0 976 180" svg:d="M758 180c-252 0-505 0-758 0 74-60 150-120 228-180 249 0 499 0 748 0-74 60-148 120-218 180z">
                  <text:p/>
                </draw:path>
                <draw:path draw:style-name="gr8" draw:text-style-name="P1" draw:layer="layout" svg:width="0.963cm" svg:height="0.179cm" draw:transform="skewX (0.0109955742875643) translate (11.9713201759197cm 10.8710250039563cm)" svg:viewBox="0 0 964 180" svg:d="M756 180c-252 0-504 0-756 0 70-60 143-120 217-180 249 0 498 0 747 0-69 60-140 120-208 180z">
                  <text:p/>
                </draw:path>
                <draw:path draw:style-name="gr8" draw:text-style-name="P1" draw:layer="layout" svg:width="0.954cm" svg:height="0.179cm" draw:transform="skewX (0.0109955742875643) translate (12.7651648865306cm 10.8710250039563cm)" svg:viewBox="0 0 955 180" svg:d="M758 180c-253 0-506 0-758 0 68-60 138-120 207-180 249 0 499 0 748 0-67 60-133 120-197 180z">
                  <text:p/>
                </draw:path>
                <draw:path draw:style-name="gr8" draw:text-style-name="P1" draw:layer="layout" svg:width="0.944cm" svg:height="0.179cm" draw:transform="skewX (0.00558505360638185) translate (13.5590338972012cm 10.8710250039563cm)" svg:viewBox="0 0 945 180" svg:d="M757 180c-253 0-504 0-757 0 66-60 131-120 198-180 249 0 498 0 747 0-63 60-125 120-188 180z">
                  <text:p/>
                </draw:path>
              </draw:g>
              <draw:g>
                <draw:path draw:style-name="gr8" draw:text-style-name="P1" draw:layer="layout" svg:width="0.961cm" svg:height="0.179cm" draw:transform="skewX (0.00558505360638185) translate (10.9585425970765cm 11.0603241019149cm)" svg:viewBox="0 0 962 180" svg:d="M761 180c-254 0-508 0-761 0 66-60 133-120 205-180 252 0 504 0 757 0-70 60-135 120-201 180z">
                  <text:p/>
                </draw:path>
                <draw:path draw:style-name="gr8" draw:text-style-name="P1" draw:layer="layout" svg:width="0.956cm" svg:height="0.179cm" draw:transform="skewX (0.0111701072127637) translate (11.7583933036648cm 11.0603241019149cm)" svg:viewBox="0 0 957 180" svg:d="M762 180c-254 0-508 0-762 0 64-60 131-120 200-180 253 0 505 0 757 0-67 60-132 120-195 180z">
                  <text:p/>
                </draw:path>
                <draw:path draw:style-name="gr8" draw:text-style-name="P1" draw:layer="layout" svg:width="0.951cm" svg:height="0.179cm" draw:transform="skewX (0.0111701072127637) translate (12.5582368408043cm 11.0603241019149cm)" svg:viewBox="0 0 952 180" svg:d="M761 180c-254 0-508 0-761 0 63-60 128-120 195-180 252 0 505 0 757 0-65 60-129 120-191 180z">
                  <text:p/>
                </draw:path>
                <draw:path draw:style-name="gr8" draw:text-style-name="P1" draw:layer="layout" svg:width="0.947cm" svg:height="0.179cm" draw:transform="skewX (0.0165806278939461) translate (13.3580561986618cm 11.0603241019149cm)" svg:viewBox="0 0 948 180" svg:d="M762 180c-254 0-508 0-762 0 63-60 126-120 191-180 252 0 505 0 757 0-63 60-124 120-186 180z">
                  <text:p/>
                </draw:path>
              </draw:g>
            </draw:g>
            <draw:g>
              <draw:g>
                <draw:path draw:style-name="gr8" draw:text-style-name="P1" draw:layer="layout" svg:width="0.985cm" svg:height="0.178cm" draw:transform="skewX (0.0111701072127637) translate (11.5832385309203cm 11.497014084507cm)" svg:viewBox="0 0 986 179" svg:d="M731 179c-243 0-487 0-731 0 90-60 183-120 277-179 236 0 472 0 709 0-88 59-173 119-255 179z">
                  <text:p/>
                </draw:path>
                <draw:path draw:style-name="gr8" draw:text-style-name="P1" draw:layer="layout" svg:width="0.961cm" svg:height="0.178cm" draw:transform="skewX (0.0111701072127637) translate (12.3500885221528cm 11.497014084507cm)" svg:viewBox="0 0 962 179" svg:d="M730 179c-243 0-486 0-730 0 83-60 167-120 254-179 236 0 472 0 708 0-79 59-156 119-232 179z">
                  <text:p/>
                </draw:path>
                <draw:path draw:style-name="gr8" draw:text-style-name="P1" draw:layer="layout" svg:width="0.937cm" svg:height="0.178cm" draw:transform="skewX (0.0167551608191456) translate (13.1179400179139cm 11.497014084507cm)" svg:viewBox="0 0 938 179" svg:d="M730 179c-243 0-487 0-730 0 75-60 152-120 229-179 237 0 473 0 709 0-70 59-139 119-208 179z">
                  <text:p/>
                </draw:path>
                <draw:path draw:style-name="gr8" draw:text-style-name="P1" draw:layer="layout" svg:width="0.916cm" svg:height="0.178cm" draw:transform="skewX (0.00558505360638185) translate (13.8827871250467cm 11.497014084507cm)" svg:viewBox="0 0 917 179" svg:d="M729 179c-243 0-486 0-729 0 69-60 139-120 209-179 235 0 472 0 708 0-63 59-124 119-188 179z">
                  <text:p/>
                </draw:path>
              </draw:g>
              <draw:g>
                <draw:path draw:style-name="gr8" draw:text-style-name="P1" draw:layer="layout" svg:width="0.983cm" svg:height="0.179cm" svg:x="11.315cm" svg:y="11.685cm" svg:viewBox="0 0 984 180" svg:d="M747 180c-249 0-498 0-747 0 81-60 166-120 254-180 244 0 486 0 730 0-80 60-160 120-237 180z">
                  <text:p/>
                </draw:path>
                <draw:path draw:style-name="gr8" draw:text-style-name="P1" draw:layer="layout" svg:width="0.967cm" svg:height="0.179cm" svg:x="12.099cm" svg:y="11.685cm" svg:viewBox="0 0 968 180" svg:d="M746 180c-248 0-497 0-746 0 76-60 156-120 237-180 243 0 487 0 731 0-75 60-149 120-222 180z">
                  <text:p/>
                </draw:path>
                <draw:path draw:style-name="gr8" draw:text-style-name="P1" draw:layer="layout" svg:width="0.951cm" svg:height="0.179cm" draw:transform="skewX (0.00558505360638185) translate (12.8829882975727cm 11.6853115999367cm)" svg:viewBox="0 0 952 180" svg:d="M748 180c-250 0-498 0-748 0 72-60 146-120 221-180 243 0 487 0 731 0-69 60-137 120-204 180z">
                  <text:p/>
                </draw:path>
                <draw:path draw:style-name="gr8" draw:text-style-name="P1" draw:layer="layout" svg:width="0.932cm" svg:height="0.179cm" draw:transform="skewX (0.0111701072127637) translate (13.668841742261cm 11.6853115999367cm)" svg:viewBox="0 0 933 180" svg:d="M746 180c-248 0-498 0-746 0 65-60 135-120 202-180 243 0 487 0 731 0-63 60-125 120-187 180z">
                  <text:p/>
                </draw:path>
              </draw:g>
              <draw:g>
                <draw:path draw:style-name="gr8" draw:text-style-name="P1" draw:layer="layout" svg:width="0.976cm" svg:height="0.179cm" draw:transform="skewX (0.00558505360638185) translate (11.074342099216cm 11.8736091153664cm)" svg:viewBox="0 0 977 180" svg:d="M758 180c-252 0-505 0-758 0 75-60 150-120 229-180 249 0 499 0 748 0-75 60-148 120-219 180z">
                  <text:p/>
                </draw:path>
                <draw:path draw:style-name="gr8" draw:text-style-name="P1" draw:layer="layout" svg:width="0.964cm" svg:height="0.179cm" draw:transform="skewX (0.00558505360638185) translate (11.8701864186698cm 11.8736091153664cm)" svg:viewBox="0 0 965 180" svg:d="M756 180c-252 0-504 0-756 0 71-60 143-120 218-180 249 0 498 0 747 0-70 60-140 120-209 180z">
                  <text:p/>
                </draw:path>
                <draw:path draw:style-name="gr8" draw:text-style-name="P1" draw:layer="layout" svg:width="0.954cm" svg:height="0.179cm" draw:transform="skewX (0.0111701072127637) translate (12.665038103151cm 11.8736091153664cm)" svg:viewBox="0 0 955 180" svg:d="M758 180c-253 0-506 0-758 0 68-60 138-120 207-180 249 0 499 0 748 0-68 60-133 120-197 180z">
                  <text:p/>
                </draw:path>
                <draw:path draw:style-name="gr8" draw:text-style-name="P1" draw:layer="layout" svg:width="0.943cm" svg:height="0.179cm" draw:transform="skewX (0.0111701072127637) translate (13.4598826181833cm 11.8736091153664cm)" svg:viewBox="0 0 944 180" svg:d="M757 180c-253 0-504 0-757 0 65-60 131-120 197-180 249 0 498 0 747 0-63 60-125 120-187 180z">
                  <text:p/>
                </draw:path>
              </draw:g>
              <draw:g>
                <draw:path draw:style-name="gr8" draw:text-style-name="P1" draw:layer="layout" svg:width="0.96cm" svg:height="0.179cm" draw:transform="skewX (0.0111701072127637) translate (10.8593913180586cm 12.0629082133249cm)" svg:viewBox="0 0 961 180" svg:d="M761 180c-254 0-508 0-761 0 65-60 133-120 204-180 252 0 504 0 757 0-70 60-135 120-200 180z">
                  <text:p/>
                </draw:path>
                <draw:path draw:style-name="gr8" draw:text-style-name="P1" draw:layer="layout" svg:width="0.957cm" svg:height="0.179cm" draw:transform="skewX (0.00558505360638185) translate (11.6572280769064cm 12.0629082133249cm)" svg:viewBox="0 0 958 180" svg:d="M762 180c-254 0-508 0-762 0 65-60 131-120 201-180 253 0 505 0 757 0-67 60-132 120-196 180z">
                  <text:p/>
                </draw:path>
                <draw:path draw:style-name="gr8" draw:text-style-name="P1" draw:layer="layout" svg:width="0.952cm" svg:height="0.179cm" draw:transform="skewX (0.00558505360638185) translate (12.4570716140459cm 12.0629082133249cm)" svg:viewBox="0 0 953 180" svg:d="M761 180c-254 0-508 0-761 0 64-60 128-120 196-180 252 0 505 0 757 0-65 60-129 120-192 180z">
                  <text:p/>
                </draw:path>
                <draw:path draw:style-name="gr8" draw:text-style-name="P1" draw:layer="layout" svg:width="0.948cm" svg:height="0.179cm" draw:transform="skewX (0.0111701072127637) translate (13.2569223206342cm 12.0629082133249cm)" svg:viewBox="0 0 949 180" svg:d="M762 180c-254 0-508 0-762 0 63-60 127-120 192-180 252 0 505 0 757 0-64 60-125 120-187 180z">
                  <text:p/>
                </draw:path>
              </draw:g>
            </draw:g>
            <draw:g>
              <draw:g>
                <draw:path draw:style-name="gr8" draw:text-style-name="P1" draw:layer="layout" svg:width="0.985cm" svg:height="0.178cm" draw:transform="skewX (0.0111701072127637) translate (11.5832385309203cm 12.4995981959171cm)" svg:viewBox="0 0 986 179" svg:d="M731 179c-243 0-487 0-731 0 90-60 183-120 277-179 236 0 472 0 709 0-88 59-173 119-255 179z">
                  <text:p/>
                </draw:path>
                <draw:path draw:style-name="gr8" draw:text-style-name="P1" draw:layer="layout" svg:width="0.961cm" svg:height="0.178cm" draw:transform="skewX (0.0111701072127637) translate (12.3500885221528cm 12.4995981959171cm)" svg:viewBox="0 0 962 179" svg:d="M730 179c-243 0-486 0-730 0 83-60 167-120 254-179 236 0 472 0 708 0-79 59-156 119-232 179z">
                  <text:p/>
                </draw:path>
                <draw:path draw:style-name="gr8" draw:text-style-name="P1" draw:layer="layout" svg:width="0.937cm" svg:height="0.178cm" draw:transform="skewX (0.016929693744345) translate (13.1179713176259cm 12.4995981959171cm)" svg:viewBox="0 0 938 179" svg:d="M730 179c-243 0-487 0-730 0 75-60 152-120 229-179 237 0 473 0 709 0-70 59-139 119-208 179z">
                  <text:p/>
                </draw:path>
                <draw:path draw:style-name="gr8" draw:text-style-name="P1" draw:layer="layout" svg:width="0.916cm" svg:height="0.178cm" draw:transform="skewX (0.00558505360638185) translate (13.8827871250467cm 12.4995981959171cm)" svg:viewBox="0 0 917 179" svg:d="M729 179c-243 0-486 0-729 0 69-60 139-120 209-179 235 0 472 0 708 0-63 59-124 119-188 179z">
                  <text:p/>
                </draw:path>
              </draw:g>
              <draw:g>
                <draw:path draw:style-name="gr8" draw:text-style-name="P1" draw:layer="layout" svg:width="0.983cm" svg:height="0.179cm" svg:x="11.315cm" svg:y="12.688cm" svg:viewBox="0 0 984 180" svg:d="M747 180c-249 0-498 0-747 0 81-60 166-120 254-180 244 0 486 0 730 0-80 60-160 120-237 180z">
                  <text:p/>
                </draw:path>
                <draw:path draw:style-name="gr8" draw:text-style-name="P1" draw:layer="layout" svg:width="0.967cm" svg:height="0.179cm" svg:x="12.099cm" svg:y="12.688cm" svg:viewBox="0 0 968 180" svg:d="M746 180c-248 0-497 0-746 0 76-60 156-120 237-180 243 0 487 0 731 0-75 60-149 120-222 180z">
                  <text:p/>
                </draw:path>
                <draw:path draw:style-name="gr8" draw:text-style-name="P1" draw:layer="layout" svg:width="0.951cm" svg:height="0.179cm" draw:transform="skewX (0.00558505360638185) translate (12.8829882975727cm 12.6878957113467cm)" svg:viewBox="0 0 952 180" svg:d="M748 180c-250 0-498 0-748 0 72-60 146-120 221-180 243 0 487 0 731 0-69 60-137 120-204 180z">
                  <text:p/>
                </draw:path>
                <draw:path draw:style-name="gr8" draw:text-style-name="P1" draw:layer="layout" svg:width="0.932cm" svg:height="0.179cm" draw:transform="skewX (0.0111701072127637) translate (13.668841742261cm 12.6878957113467cm)" svg:viewBox="0 0 933 180" svg:d="M746 180c-248 0-498 0-746 0 65-60 135-120 202-180 243 0 487 0 731 0-63 60-125 120-187 180z">
                  <text:p/>
                </draw:path>
              </draw:g>
              <draw:g>
                <draw:path draw:style-name="gr8" draw:text-style-name="P1" draw:layer="layout" svg:width="0.976cm" svg:height="0.179cm" draw:transform="skewX (0.00541052068118242) translate (11.0743106326217cm 12.8761932267764cm)" svg:viewBox="0 0 977 180" svg:d="M758 180c-252 0-505 0-758 0 75-60 150-120 229-180 249 0 499 0 748 0-75 60-148 120-219 180z">
                  <text:p/>
                </draw:path>
                <draw:path draw:style-name="gr8" draw:text-style-name="P1" draw:layer="layout" svg:width="0.964cm" svg:height="0.179cm" draw:transform="skewX (0.00541052068118242) translate (11.8701549520755cm 12.8761932267764cm)" svg:viewBox="0 0 965 180" svg:d="M756 180c-252 0-504 0-756 0 71-60 143-120 218-180 249 0 498 0 747 0-70 60-140 120-209 180z">
                  <text:p/>
                </draw:path>
                <draw:path draw:style-name="gr8" draw:text-style-name="P1" draw:layer="layout" svg:width="0.954cm" svg:height="0.179cm" draw:transform="skewX (0.0109955742875643) translate (12.6650066336425cm 12.8761932267764cm)" svg:viewBox="0 0 955 180" svg:d="M758 180c-253 0-506 0-758 0 68-60 138-120 207-180 249 0 499 0 748 0-67 60-133 120-197 180z">
                  <text:p/>
                </draw:path>
                <draw:path draw:style-name="gr8" draw:text-style-name="P1" draw:layer="layout" svg:width="0.943cm" svg:height="0.179cm" draw:transform="skewX (0.0109955742875643) translate (13.4598511486749cm 12.8761932267764cm)" svg:viewBox="0 0 944 180" svg:d="M757 180c-253 0-504 0-757 0 65-60 131-120 197-180 249 0 498 0 747 0-62 60-125 120-187 180z">
                  <text:p/>
                </draw:path>
              </draw:g>
              <draw:g>
                <draw:path draw:style-name="gr8" draw:text-style-name="P1" draw:layer="layout" svg:width="0.96cm" svg:height="0.179cm" draw:transform="skewX (0.0111701072127637) translate (10.8593913180586cm 13.0654923247349cm)" svg:viewBox="0 0 961 180" svg:d="M761 180c-254 0-508 0-761 0 65-60 133-120 204-180 252 0 504 0 757 0-70 60-135 120-200 180z">
                  <text:p/>
                </draw:path>
                <draw:path draw:style-name="gr8" draw:text-style-name="P1" draw:layer="layout" svg:width="0.957cm" svg:height="0.179cm" draw:transform="skewX (0.00558505360638185) translate (11.6572280769064cm 13.0654923247349cm)" svg:viewBox="0 0 958 180" svg:d="M762 180c-254 0-508 0-762 0 65-60 131-120 201-180 253 0 505 0 757 0-67 60-132 120-196 180z">
                  <text:p/>
                </draw:path>
                <draw:path draw:style-name="gr8" draw:text-style-name="P1" draw:layer="layout" svg:width="0.952cm" svg:height="0.179cm" draw:transform="skewX (0.00558505360638185) translate (12.4570716140459cm 13.0654923247349cm)" svg:viewBox="0 0 953 180" svg:d="M761 180c-254 0-508 0-761 0 64-60 128-120 196-180 252 0 505 0 757 0-65 60-129 120-192 180z">
                  <text:p/>
                </draw:path>
                <draw:path draw:style-name="gr8" draw:text-style-name="P1" draw:layer="layout" svg:width="0.948cm" svg:height="0.179cm" draw:transform="skewX (0.0111701072127637) translate (13.2569223206342cm 13.0654923247349cm)" svg:viewBox="0 0 949 180" svg:d="M762 180c-254 0-508 0-762 0 63-60 127-120 192-180 252 0 505 0 757 0-64 60-125 120-187 180z">
                  <text:p/>
                </draw:path>
              </draw:g>
            </draw:g>
            <draw:g>
              <draw:g>
                <draw:path draw:style-name="gr8" draw:text-style-name="P1" draw:layer="layout" svg:width="0.985cm" svg:height="0.178cm" draw:transform="skewX (0.0111701072127637) translate (11.5832385309203cm 13.5021823073271cm)" svg:viewBox="0 0 986 179" svg:d="M731 179c-243 0-487 0-731 0 90-60 183-120 277-179 236 0 472 0 709 0-88 59-173 119-255 179z">
                  <text:p/>
                </draw:path>
                <draw:path draw:style-name="gr8" draw:text-style-name="P1" draw:layer="layout" svg:width="0.961cm" svg:height="0.178cm" draw:transform="skewX (0.0111701072127637) translate (12.3500885221528cm 13.5021823073271cm)" svg:viewBox="0 0 962 179" svg:d="M730 179c-243 0-486 0-730 0 83-60 167-120 254-179 236 0 472 0 708 0-79 59-156 119-232 179z">
                  <text:p/>
                </draw:path>
                <draw:path draw:style-name="gr8" draw:text-style-name="P1" draw:layer="layout" svg:width="0.937cm" svg:height="0.178cm" draw:transform="skewX (0.0167551608191456) translate (13.1179400179139cm 13.5021823073271cm)" svg:viewBox="0 0 938 179" svg:d="M730 179c-243 0-487 0-730 0 75-60 152-120 229-179 237 0 473 0 709 0-70 59-139 119-208 179z">
                  <text:p/>
                </draw:path>
                <draw:path draw:style-name="gr8" draw:text-style-name="P1" draw:layer="layout" svg:width="0.916cm" svg:height="0.178cm" draw:transform="skewX (0.00558505360638185) translate (13.8827871250467cm 13.5021823073271cm)" svg:viewBox="0 0 917 179" svg:d="M729 179c-243 0-486 0-729 0 69-60 139-120 209-179 235 0 472 0 708 0-63 59-124 119-188 179z">
                  <text:p/>
                </draw:path>
              </draw:g>
              <draw:g>
                <draw:path draw:style-name="gr8" draw:text-style-name="P1" draw:layer="layout" svg:width="0.983cm" svg:height="0.179cm" svg:x="11.315cm" svg:y="13.69cm" svg:viewBox="0 0 984 180" svg:d="M747 180c-249 0-498 0-747 0 81-60 166-120 254-180 244 0 486 0 730 0-80 60-160 120-237 180z">
                  <text:p/>
                </draw:path>
                <draw:path draw:style-name="gr8" draw:text-style-name="P1" draw:layer="layout" svg:width="0.967cm" svg:height="0.179cm" svg:x="12.099cm" svg:y="13.69cm" svg:viewBox="0 0 968 180" svg:d="M746 180c-248 0-497 0-746 0 76-60 156-120 237-180 243 0 487 0 731 0-75 60-149 120-222 180z">
                  <text:p/>
                </draw:path>
                <draw:path draw:style-name="gr8" draw:text-style-name="P1" draw:layer="layout" svg:width="0.951cm" svg:height="0.179cm" draw:transform="skewX (0.00558505360638185) translate (12.8829882975727cm 13.6904798227568cm)" svg:viewBox="0 0 952 180" svg:d="M748 180c-250 0-498 0-748 0 72-60 146-120 221-180 243 0 487 0 731 0-69 60-137 120-204 180z">
                  <text:p/>
                </draw:path>
                <draw:path draw:style-name="gr8" draw:text-style-name="P1" draw:layer="layout" svg:width="0.932cm" svg:height="0.179cm" draw:transform="skewX (0.0111701072127637) translate (13.668841742261cm 13.6904798227568cm)" svg:viewBox="0 0 933 180" svg:d="M746 180c-248 0-498 0-746 0 65-60 135-120 202-180 243 0 487 0 731 0-63 60-125 120-187 180z">
                  <text:p/>
                </draw:path>
              </draw:g>
              <draw:g>
                <draw:path draw:style-name="gr8" draw:text-style-name="P1" draw:layer="layout" svg:width="0.976cm" svg:height="0.179cm" draw:transform="skewX (0.00558505360638185) translate (11.074342099216cm 13.8787773381864cm)" svg:viewBox="0 0 977 180" svg:d="M758 180c-252 0-505 0-758 0 75-60 150-120 229-180 249 0 499 0 748 0-75 60-148 120-219 180z">
                  <text:p/>
                </draw:path>
                <draw:path draw:style-name="gr8" draw:text-style-name="P1" draw:layer="layout" svg:width="0.964cm" svg:height="0.179cm" draw:transform="skewX (0.00558505360638185) translate (11.8701864186698cm 13.8787773381864cm)" svg:viewBox="0 0 965 180" svg:d="M756 180c-252 0-504 0-756 0 71-60 143-120 218-180 249 0 498 0 747 0-70 60-140 120-209 180z">
                  <text:p/>
                </draw:path>
                <draw:path draw:style-name="gr8" draw:text-style-name="P1" draw:layer="layout" svg:width="0.954cm" svg:height="0.179cm" draw:transform="skewX (0.0111701072127637) translate (12.665038103151cm 13.8787773381864cm)" svg:viewBox="0 0 955 180" svg:d="M758 180c-253 0-506 0-758 0 68-60 138-120 207-180 249 0 499 0 748 0-68 60-133 120-197 180z">
                  <text:p/>
                </draw:path>
                <draw:path draw:style-name="gr8" draw:text-style-name="P1" draw:layer="layout" svg:width="0.943cm" svg:height="0.179cm" draw:transform="skewX (0.0111701072127637) translate (13.4598826181833cm 13.8787773381864cm)" svg:viewBox="0 0 944 180" svg:d="M757 180c-253 0-504 0-757 0 65-60 131-120 197-180 249 0 498 0 747 0-63 60-125 120-187 180z">
                  <text:p/>
                </draw:path>
              </draw:g>
              <draw:g>
                <draw:path draw:style-name="gr8" draw:text-style-name="P1" draw:layer="layout" svg:width="0.96cm" svg:height="0.179cm" draw:transform="skewX (0.0109955742875643) translate (10.8593598485502cm 14.068076436145cm)" svg:viewBox="0 0 961 180" svg:d="M761 180c-254 0-508 0-761 0 65-60 133-120 204-180 252 0 504 0 757 0-69 60-135 120-200 180z">
                  <text:p/>
                </draw:path>
                <draw:path draw:style-name="gr8" draw:text-style-name="P1" draw:layer="layout" svg:width="0.957cm" svg:height="0.179cm" draw:transform="skewX (0.00558505360638185) translate (11.6572280769064cm 14.068076436145cm)" svg:viewBox="0 0 958 180" svg:d="M762 180c-254 0-508 0-762 0 65-60 131-120 201-180 253 0 505 0 757 0-67 60-132 120-196 180z">
                  <text:p/>
                </draw:path>
                <draw:path draw:style-name="gr8" draw:text-style-name="P1" draw:layer="layout" svg:width="0.952cm" svg:height="0.179cm" draw:transform="skewX (0.00558505360638185) translate (12.4570716140459cm 14.068076436145cm)" svg:viewBox="0 0 953 180" svg:d="M761 180c-254 0-508 0-761 0 64-60 128-120 196-180 252 0 505 0 757 0-65 60-129 120-192 180z">
                  <text:p/>
                </draw:path>
                <draw:path draw:style-name="gr8" draw:text-style-name="P1" draw:layer="layout" svg:width="0.948cm" svg:height="0.179cm" draw:transform="skewX (0.0109955742875643) translate (13.2568908511257cm 14.068076436145cm)" svg:viewBox="0 0 949 180" svg:d="M762 180c-254 0-508 0-762 0 63-60 127-120 192-180 252 0 505 0 757 0-63 60-125 120-187 180z">
                  <text:p/>
                </draw:path>
              </draw:g>
            </draw:g>
          </draw:g>
        </draw:g>
        <draw:g>
          <draw:g>
            <draw:custom-shape draw:style-name="gr1" draw:text-style-name="P1" draw:layer="layout" svg:width="0.762cm" svg:height="0.762cm" svg:x="4.575cm" svg:y="16.20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4.575cm" svg:y="17.00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4.575cm" svg:y="17.80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62cm" svg:height="0.762cm" svg:x="4.575cm" svg:y="18.604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" draw:text-style-name="P1" draw:layer="layout" svg:width="0.764cm" svg:height="0.762cm" draw:transform="rotate (-1.5707963267949) translate (7.592cm 16.1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3" draw:text-style-name="P1" draw:layer="layout" svg:width="0.764cm" svg:height="0.763cm" draw:transform="rotate (-1.5707963267949) translate (8.39cm 16.1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4" draw:text-style-name="P1" draw:layer="layout" svg:width="0.764cm" svg:height="0.764cm" draw:transform="rotate (-1.5707963267949) translate (9.196cm 16.1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3" draw:text-style-name="P1" draw:layer="layout" svg:width="0.764cm" svg:height="0.763cm" draw:transform="rotate (-1.5707963267949) translate (9.993cm 16.1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g>
              <draw:custom-shape draw:style-name="gr7" draw:text-style-name="P1" draw:layer="layout" svg:width="0.763cm" svg:height="0.762cm" draw:transform="rotate (-1.5707963267949) translate (7.592cm 16.9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5" draw:text-style-name="P1" draw:layer="layout" svg:width="0.763cm" svg:height="0.763cm" draw:transform="rotate (-1.5707963267949) translate (8.39cm 16.9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6" draw:text-style-name="P1" draw:layer="layout" svg:width="0.763cm" svg:height="0.764cm" draw:transform="rotate (-1.5707963267949) translate (9.196cm 16.9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5" draw:text-style-name="P1" draw:layer="layout" svg:width="0.763cm" svg:height="0.763cm" draw:transform="rotate (-1.5707963267949) translate (9.993cm 16.9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g>
              <draw:custom-shape draw:style-name="gr7" draw:text-style-name="P1" draw:layer="layout" svg:width="0.763cm" svg:height="0.762cm" draw:transform="rotate (-1.5707963267949) translate (7.592cm 17.7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5" draw:text-style-name="P1" draw:layer="layout" svg:width="0.763cm" svg:height="0.763cm" draw:transform="rotate (-1.5707963267949) translate (8.39cm 17.7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6" draw:text-style-name="P1" draw:layer="layout" svg:width="0.763cm" svg:height="0.764cm" draw:transform="rotate (-1.5707963267949) translate (9.196cm 17.7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5" draw:text-style-name="P1" draw:layer="layout" svg:width="0.763cm" svg:height="0.763cm" draw:transform="rotate (-1.5707963267949) translate (9.993cm 17.775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0.764cm" svg:height="0.762cm" draw:transform="rotate (-1.5707963267949) translate (7.592cm 18.58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3" draw:text-style-name="P1" draw:layer="layout" svg:width="0.764cm" svg:height="0.763cm" draw:transform="rotate (-1.5707963267949) translate (8.39cm 18.58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4" draw:text-style-name="P1" draw:layer="layout" svg:width="0.764cm" svg:height="0.764cm" draw:transform="rotate (-1.5707963267949) translate (9.196cm 18.58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3" draw:text-style-name="P1" draw:layer="layout" svg:width="0.764cm" svg:height="0.763cm" draw:transform="rotate (-1.5707963267949) translate (9.993cm 18.58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  <draw:g>
            <draw:g>
              <draw:g>
                <draw:custom-shape draw:style-name="gr3" draw:text-style-name="P1" draw:layer="layout" svg:width="0.764cm" svg:height="0.763cm" draw:transform="rotate (-1.5707963267949) translate (11.695cm 16.17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4" draw:text-style-name="P1" draw:layer="layout" svg:width="0.764cm" svg:height="0.764cm" draw:transform="rotate (-1.5707963267949) translate (12.501cm 16.17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4" draw:text-style-name="P1" draw:layer="layout" svg:width="0.764cm" svg:height="0.764cm" draw:transform="rotate (-1.5707963267949) translate (13.302cm 16.17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2" draw:text-style-name="P1" draw:layer="layout" svg:width="0.764cm" svg:height="0.762cm" draw:transform="rotate (-1.5707963267949) translate (14.102cm 16.17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5" draw:text-style-name="P1" draw:layer="layout" svg:width="0.763cm" svg:height="0.763cm" draw:transform="rotate (-1.5707963267949) translate (11.695cm 16.97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" draw:text-style-name="P1" draw:layer="layout" svg:width="0.763cm" svg:height="0.764cm" draw:transform="rotate (-1.5707963267949) translate (12.501cm 16.97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" draw:text-style-name="P1" draw:layer="layout" svg:width="0.763cm" svg:height="0.764cm" draw:transform="rotate (-1.5707963267949) translate (13.302cm 16.97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" draw:text-style-name="P1" draw:layer="layout" svg:width="0.763cm" svg:height="0.762cm" draw:transform="rotate (-1.5707963267949) translate (14.102cm 16.97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5" draw:text-style-name="P1" draw:layer="layout" svg:width="0.763cm" svg:height="0.763cm" draw:transform="rotate (-1.5707963267949) translate (11.695cm 17.77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" draw:text-style-name="P1" draw:layer="layout" svg:width="0.763cm" svg:height="0.764cm" draw:transform="rotate (-1.5707963267949) translate (12.501cm 17.77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6" draw:text-style-name="P1" draw:layer="layout" svg:width="0.763cm" svg:height="0.764cm" draw:transform="rotate (-1.5707963267949) translate (13.302cm 17.77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7" draw:text-style-name="P1" draw:layer="layout" svg:width="0.763cm" svg:height="0.762cm" draw:transform="rotate (-1.5707963267949) translate (14.102cm 17.775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  <draw:g>
                <draw:custom-shape draw:style-name="gr3" draw:text-style-name="P1" draw:layer="layout" svg:width="0.764cm" svg:height="0.763cm" draw:transform="rotate (-1.5707963267949) translate (11.695cm 18.5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4" draw:text-style-name="P1" draw:layer="layout" svg:width="0.764cm" svg:height="0.764cm" draw:transform="rotate (-1.5707963267949) translate (12.501cm 18.5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4" draw:text-style-name="P1" draw:layer="layout" svg:width="0.764cm" svg:height="0.764cm" draw:transform="rotate (-1.5707963267949) translate (13.302cm 18.5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  <draw:custom-shape draw:style-name="gr2" draw:text-style-name="P1" draw:layer="layout" svg:width="0.764cm" svg:height="0.762cm" draw:transform="rotate (-1.5707963267949) translate (14.102cm 18.58cm)">
                  <text:p/>
                  <draw:enhanced-geometry svg:viewBox="0 0 21600 21600" draw:mirror-horizontal="true" draw:mirror-vertical="true" draw:type="rectangle" draw:enhanced-path="M 0 0 L 21600 0 21600 21600 0 21600 0 0 Z N"/>
                </draw:custom-shape>
              </draw:g>
            </draw:g>
            <draw:g>
              <draw:g>
                <draw:path draw:style-name="gr8" draw:text-style-name="P1" draw:layer="layout" svg:width="0.984cm" svg:height="0.178cm" draw:transform="skewX (0.0167551608191456) translate (11.6843982883371cm 15.4047664187371cm)" svg:viewBox="0 0 985 179" svg:d="M731 179c-243 0-487 0-731 0 90-60 182-120 276-179 236 0 472 0 709 0-87 59-172 119-254 179z">
                  <text:p/>
                </draw:path>
                <draw:path draw:style-name="gr8" draw:text-style-name="P1" draw:layer="layout" svg:width="0.962cm" svg:height="0.178cm" draw:transform="skewX (0.00558505360638185) translate (12.4492453954699cm 15.4047664187371cm)" svg:viewBox="0 0 963 179" svg:d="M730 179c-243 0-486 0-730 0 84-60 167-120 255-179 236 0 472 0 708 0-79 59-156 119-233 179z">
                  <text:p/>
                </draw:path>
                <draw:path draw:style-name="gr8" draw:text-style-name="P1" draw:layer="layout" svg:width="0.937cm" svg:height="0.178cm" draw:transform="skewX (0.0167551608191456) translate (13.218098270802cm 15.4047664187371cm)" svg:viewBox="0 0 938 179" svg:d="M730 179c-243 0-487 0-730 0 75-60 152-120 229-179 237 0 473 0 709 0-70 59-139 119-208 179z">
                  <text:p/>
                </draw:path>
                <draw:path draw:style-name="gr8" draw:text-style-name="P1" draw:layer="layout" svg:width="0.915cm" svg:height="0.178cm" draw:transform="skewX (0.0111701072127637) translate (13.9839467575058cm 15.4047664187371cm)" svg:viewBox="0 0 916 179" svg:d="M729 179c-243 0-486 0-729 0 68-60 139-120 208-179 235 0 472 0 708 0-63 59-124 119-187 179z">
                  <text:p/>
                </draw:path>
              </draw:g>
              <draw:g>
                <draw:path draw:style-name="gr8" draw:text-style-name="P1" draw:layer="layout" svg:width="0.983cm" svg:height="0.179cm" svg:x="11.415cm" svg:y="15.593cm" svg:viewBox="0 0 984 180" svg:d="M747 180c-249 0-498 0-747 0 81-60 166-120 254-180 244 0 486 0 730 0-80 60-160 120-237 180z">
                  <text:p/>
                </draw:path>
                <draw:path draw:style-name="gr8" draw:text-style-name="P1" draw:layer="layout" svg:width="0.967cm" svg:height="0.179cm" svg:x="12.199cm" svg:y="15.593cm" svg:viewBox="0 0 968 180" svg:d="M746 180c-248 0-497 0-746 0 76-60 156-120 237-180 243 0 487 0 731 0-75 60-149 120-222 180z">
                  <text:p/>
                </draw:path>
                <draw:path draw:style-name="gr8" draw:text-style-name="P1" draw:layer="layout" svg:width="0.95cm" svg:height="0.179cm" draw:transform="skewX (0.0109955742875643) translate (12.9841220548226cm 15.5930639341668cm)" svg:viewBox="0 0 951 180" svg:d="M748 180c-250 0-498 0-748 0 71-60 146-120 220-180 243 0 487 0 731 0-68 60-137 120-203 180z">
                  <text:p/>
                </draw:path>
                <draw:path draw:style-name="gr8" draw:text-style-name="P1" draw:layer="layout" svg:width="0.932cm" svg:height="0.179cm" draw:transform="skewX (0.0109955742875643) translate (13.7689685256407cm 15.5930639341668cm)" svg:viewBox="0 0 933 180" svg:d="M746 180c-248 0-498 0-746 0 65-60 135-120 202-180 243 0 487 0 731 0-62 60-125 120-187 180z">
                  <text:p/>
                </draw:path>
              </draw:g>
              <draw:g>
                <draw:path draw:style-name="gr8" draw:text-style-name="P1" draw:layer="layout" svg:width="0.975cm" svg:height="0.179cm" draw:transform="skewX (0.0111701072127637) translate (11.1755073259744cm 15.7813614495965cm)" svg:viewBox="0 0 976 180" svg:d="M758 180c-252 0-505 0-758 0 74-60 150-120 228-180 249 0 499 0 748 0-75 60-148 120-218 180z">
                  <text:p/>
                </draw:path>
                <draw:path draw:style-name="gr8" draw:text-style-name="P1" draw:layer="layout" svg:width="0.963cm" svg:height="0.179cm" draw:transform="skewX (0.0111701072127637) translate (11.9713516454282cm 15.7813614495965cm)" svg:viewBox="0 0 964 180" svg:d="M756 180c-252 0-504 0-756 0 70-60 143-120 217-180 249 0 498 0 747 0-70 60-140 120-208 180z">
                  <text:p/>
                </draw:path>
                <draw:path draw:style-name="gr8" draw:text-style-name="P1" draw:layer="layout" svg:width="0.954cm" svg:height="0.179cm" draw:transform="skewX (0.0111701072127637) translate (12.7651963560391cm 15.7813614495965cm)" svg:viewBox="0 0 955 180" svg:d="M758 180c-253 0-506 0-758 0 68-60 138-120 207-180 249 0 499 0 748 0-68 60-133 120-197 180z">
                  <text:p/>
                </draw:path>
                <draw:path draw:style-name="gr8" draw:text-style-name="P1" draw:layer="layout" svg:width="0.944cm" svg:height="0.179cm" draw:transform="skewX (0.00558505360638185) translate (13.5590338972012cm 15.7813614495965cm)" svg:viewBox="0 0 945 180" svg:d="M757 180c-253 0-504 0-757 0 66-60 131-120 198-180 249 0 498 0 747 0-63 60-125 120-188 180z">
                  <text:p/>
                </draw:path>
              </draw:g>
              <draw:g>
                <draw:path draw:style-name="gr8" draw:text-style-name="P1" draw:layer="layout" svg:width="0.961cm" svg:height="0.179cm" draw:transform="skewX (0.00558505360638185) translate (10.9585425970765cm 15.970660547555cm)" svg:viewBox="0 0 962 180" svg:d="M761 180c-254 0-508 0-761 0 66-60 133-120 205-180 252 0 504 0 757 0-70 60-135 120-201 180z">
                  <text:p/>
                </draw:path>
                <draw:path draw:style-name="gr8" draw:text-style-name="P1" draw:layer="layout" svg:width="0.956cm" svg:height="0.179cm" draw:transform="skewX (0.0109955742875643) translate (11.7583618341563cm 15.970660547555cm)" svg:viewBox="0 0 957 180" svg:d="M762 180c-254 0-508 0-762 0 64-60 131-120 200-180 253 0 505 0 757 0-66 60-132 120-195 180z">
                  <text:p/>
                </draw:path>
                <draw:path draw:style-name="gr8" draw:text-style-name="P1" draw:layer="layout" svg:width="0.951cm" svg:height="0.179cm" draw:transform="skewX (0.0109955742875643) translate (12.5582053712958cm 15.970660547555cm)" svg:viewBox="0 0 952 180" svg:d="M761 180c-254 0-508 0-761 0 63-60 128-120 195-180 252 0 505 0 757 0-64 60-129 120-191 180z">
                  <text:p/>
                </draw:path>
                <draw:path draw:style-name="gr8" draw:text-style-name="P1" draw:layer="layout" svg:width="0.947cm" svg:height="0.179cm" draw:transform="skewX (0.0165806278939461) translate (13.3580561986618cm 15.970660547555cm)" svg:viewBox="0 0 948 180" svg:d="M762 180c-254 0-508 0-762 0 63-60 126-120 191-180 252 0 505 0 757 0-63 60-124 120-186 180z">
                  <text:p/>
                </draw:path>
              </draw:g>
            </draw:g>
            <draw:g>
              <draw:g>
                <draw:path draw:style-name="gr8" draw:text-style-name="P1" draw:layer="layout" svg:width="0.985cm" svg:height="0.178cm" draw:transform="skewX (-0.0122173047639603) rotate (-1.5707963267949) translate (14.903770849818cm 17.6383348305215cm)" svg:viewBox="0 0 986 179" svg:d="M255 179c243 0 487 0 731 0-91-60-183-120-277-179-236 0-472 0-709 0 87 59 173 119 255 179z">
                  <text:p/>
                </draw:path>
                <draw:path draw:style-name="gr8" draw:text-style-name="P1" draw:layer="layout" svg:width="0.961cm" svg:height="0.178cm" draw:transform="skewX (-0.0113446401379631) rotate (-1.5707963267949) translate (14.903770849818cm 16.8954801454032cm)" svg:viewBox="0 0 962 179" svg:d="M232 179c243 0 486 0 730 0-84-60-167-120-254-179-236 0-472 0-708 0 78 59 156 119 232 179z">
                  <text:p/>
                </draw:path>
                <draw:path draw:style-name="gr8" draw:text-style-name="P1" draw:layer="layout" svg:width="0.938cm" svg:height="0.178cm" draw:transform="skewX (-0.0106465084371654) rotate (-1.5707963267949) translate (14.903770849818cm 16.1516256558635cm)" svg:viewBox="0 0 939 179" svg:d="M209 179c243 0 487 0 730 0-75-60-153-120-230-179-237 0-473 0-709 0 70 59 140 119 209 179z">
                  <text:p/>
                </draw:path>
                <draw:path draw:style-name="gr8" draw:text-style-name="P1" draw:layer="layout" svg:width="0.915cm" svg:height="0.178cm" draw:transform="skewX (-0.0108210413623648) rotate (-1.5707963267949) translate (14.903770849818cm 15.4077711663238cm)" svg:viewBox="0 0 916 179" svg:d="M187 179c243 0 486 0 729 0-68-60-139-120-208-179-235 0-472 0-708 0 62 59 124 119 187 179z">
                  <text:p/>
                </draw:path>
              </draw:g>
              <draw:g>
                <draw:path draw:style-name="gr8" draw:text-style-name="P1" draw:layer="layout" svg:width="0.982cm" svg:height="0.179cm" draw:transform="skewX (-0.00506145483078355) rotate (-1.5707963267949) translate (14.7154733343884cm 17.9082820243061cm)" svg:viewBox="0 0 983 180" svg:d="M236 180c249 0 498 0 747 0-81-60-165-120-253-180-244 0-486 0-730 0 80 60 159 120 236 180z">
                  <text:p/>
                </draw:path>
                <draw:path draw:style-name="gr8" draw:text-style-name="P1" draw:layer="layout" svg:width="0.966cm" svg:height="0.179cm" draw:transform="skewX (-0.00523598775598299) rotate (-1.5707963267949) translate (14.7154733343884cm 17.1404322286522cm)" svg:viewBox="0 0 967 180" svg:d="M221 180c248 0 497 0 746 0-76-60-155-120-236-180-243 0-487 0-731 0 75 60 148 120 221 180z">
                  <text:p/>
                </draw:path>
                <draw:path draw:style-name="gr8" draw:text-style-name="P1" draw:layer="layout" svg:width="0.951cm" svg:height="0.179cm" draw:transform="skewX (-0.00523598775598299) rotate (-1.5707963267949) translate (14.7154733343884cm 16.3725824329983cm)" svg:viewBox="0 0 952 180" svg:d="M204 180c250 0 498 0 748 0-72-60-146-120-221-180-243 0-487 0-731 0 69 60 137 120 204 180z">
                  <text:p/>
                </draw:path>
                <draw:path draw:style-name="gr8" draw:text-style-name="P1" draw:layer="layout" svg:width="0.932cm" svg:height="0.179cm" draw:transform="skewX (-0.00750491578357562) rotate (-1.5707963267949) translate (14.7154733343884cm 15.6057324417658cm)" svg:viewBox="0 0 933 180" svg:d="M188 180c248 0 498 0 745 0-65-60-135-120-202-180-243 0-487 0-731 0 63 60 125 120 188 180z">
                  <text:p/>
                </draw:path>
              </draw:g>
              <draw:g>
                <draw:path draw:style-name="gr8" draw:text-style-name="P1" draw:layer="layout" svg:width="0.976cm" svg:height="0.179cm" draw:transform="skewX (-0.00715584993317675) rotate (-1.5707963267949) translate (14.5271758189587cm 18.1562335208193cm)" svg:viewBox="0 0 977 180" svg:d="M219 180c252 0 505 0 758 0-75-60-151-120-229-180-249 0-499 0-748 0 75 60 148 120 219 180z">
                  <text:p/>
                </draw:path>
                <draw:path draw:style-name="gr8" draw:text-style-name="P1" draw:layer="layout" svg:width="0.964cm" svg:height="0.179cm" draw:transform="skewX (-0.00523598775598299) rotate (-1.5707963267949) translate (14.5271758189587cm 17.3723868544226cm)" svg:viewBox="0 0 965 180" svg:d="M209 180c252 0 504 0 756 0-71-60-143-120-218-180-249 0-498 0-747 0 70 60 140 120 209 180z">
                  <text:p/>
                </draw:path>
                <draw:path draw:style-name="gr8" draw:text-style-name="P1" draw:layer="layout" svg:width="0.955cm" svg:height="0.179cm" draw:transform="skewX (-0.00523598775598299) rotate (-1.5707963267949) translate (14.5271758189587cm 16.5875403836045cm)" svg:viewBox="0 0 956 180" svg:d="M198 180c253 0 506 0 758 0-69-60-138-120-208-180-249 0-499 0-748 0 68 60 133 120 198 180z">
                  <text:p/>
                </draw:path>
                <draw:path draw:style-name="gr8" draw:text-style-name="P1" draw:layer="layout" svg:width="0.944cm" svg:height="0.179cm" draw:transform="skewX (-0.00523598775598299) rotate (-1.5707963267949) translate (14.5271758189587cm 15.8036937172078cm)" svg:viewBox="0 0 945 180" svg:d="M188 180c253 0 504 0 757 0-66-60-131-120-198-180-249 0-498 0-747 0 63 60 125 120 188 180z">
                  <text:p/>
                </draw:path>
              </draw:g>
              <draw:g>
                <draw:path draw:style-name="gr8" draw:text-style-name="P1" draw:layer="layout" svg:width="0.96cm" svg:height="0.179cm" draw:transform="skewX (-0.0113446401379631) rotate (-1.5707963267949) translate (14.3378767210002cm 18.3871883421683cm)" svg:viewBox="0 0 961 180" svg:d="M200 180c254 0 508 0 761 0-66-60-133-120-204-180-252 0-504 0-757 0 69 60 135 120 200 180z">
                  <text:p/>
                </draw:path>
                <draw:path draw:style-name="gr8" draw:text-style-name="P1" draw:layer="layout" svg:width="0.956cm" svg:height="0.179cm" draw:transform="skewX (-0.0115191730631626) rotate (-1.5707963267949) translate (14.3378767210002cm 17.592343827136cm)" svg:viewBox="0 0 957 180" svg:d="M195 180c254 0 508 0 762 0-65-60-131-120-200-180-253 0-505 0-757 0 66 60 132 120 195 180z">
                  <text:p/>
                </draw:path>
                <draw:path draw:style-name="gr8" draw:text-style-name="P1" draw:layer="layout" svg:width="0.951cm" svg:height="0.179cm" draw:transform="skewX (-0.0115191730631626) rotate (-1.5707963267949) translate (14.3378767210002cm 16.7974993121036cm)" svg:viewBox="0 0 952 180" svg:d="M191 180c254 0 508 0 761 0-64-60-128-120-195-180-252 0-505 0-757 0 64 60 129 120 191 180z">
                  <text:p/>
                </draw:path>
                <draw:path draw:style-name="gr8" draw:text-style-name="P1" draw:layer="layout" svg:width="0.948cm" svg:height="0.179cm" draw:transform="skewX (-0.0115191730631626) rotate (-1.5707963267949) translate (14.3378767210002cm 16.0016549926499cm)" svg:viewBox="0 0 949 180" svg:d="M187 180c254 0 508 0 762 0-64-60-127-120-192-180-252 0-505 0-757 0 63 60 125 120 187 180z">
                  <text:p/>
                </draw:path>
              </draw:g>
            </draw:g>
          </draw:g>
        </draw:g>
        <draw:g>
          <draw:g>
            <draw:g>
              <draw:custom-shape draw:style-name="gr7" draw:text-style-name="P1" draw:layer="layout" svg:width="0.763cm" svg:height="0.762cm" draw:transform="rotate (-1.5707963267949) translate (16.906cm 6.061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6" draw:text-style-name="P1" draw:layer="layout" svg:width="0.763cm" svg:height="0.764cm" draw:transform="rotate (-1.5707963267949) translate (17.709cm 6.061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6" draw:text-style-name="P1" draw:layer="layout" svg:width="0.763cm" svg:height="0.764cm" draw:transform="rotate (-1.5707963267949) translate (18.51cm 6.061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7" draw:text-style-name="P1" draw:layer="layout" svg:width="0.763cm" svg:height="0.762cm" draw:transform="rotate (-1.5707963267949) translate (19.311cm 6.061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g>
              <draw:custom-shape draw:style-name="gr7" draw:text-style-name="P1" draw:layer="layout" svg:width="0.763cm" svg:height="0.762cm" draw:transform="rotate (-1.5707963267949) translate (16.906cm 6.861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6" draw:text-style-name="P1" draw:layer="layout" svg:width="0.763cm" svg:height="0.764cm" draw:transform="rotate (-1.5707963267949) translate (17.709cm 6.861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6" draw:text-style-name="P1" draw:layer="layout" svg:width="0.763cm" svg:height="0.764cm" draw:transform="rotate (-1.5707963267949) translate (18.51cm 6.861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7" draw:text-style-name="P1" draw:layer="layout" svg:width="0.763cm" svg:height="0.762cm" draw:transform="rotate (-1.5707963267949) translate (19.311cm 6.861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0.764cm" svg:height="0.762cm" draw:transform="rotate (-1.5707963267949) translate (16.906cm 7.666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4" draw:text-style-name="P1" draw:layer="layout" svg:width="0.764cm" svg:height="0.764cm" draw:transform="rotate (-1.5707963267949) translate (17.709cm 7.666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4" draw:text-style-name="P1" draw:layer="layout" svg:width="0.764cm" svg:height="0.764cm" draw:transform="rotate (-1.5707963267949) translate (18.51cm 7.666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2" draw:text-style-name="P1" draw:layer="layout" svg:width="0.764cm" svg:height="0.762cm" draw:transform="rotate (-1.5707963267949) translate (19.311cm 7.666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  <draw:g>
              <draw:custom-shape draw:style-name="gr7" draw:text-style-name="P1" draw:layer="layout" svg:width="0.763cm" svg:height="0.762cm" draw:transform="rotate (-1.5707963267949) translate (16.906cm 8.464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6" draw:text-style-name="P1" draw:layer="layout" svg:width="0.763cm" svg:height="0.764cm" draw:transform="rotate (-1.5707963267949) translate (17.709cm 8.464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6" draw:text-style-name="P1" draw:layer="layout" svg:width="0.763cm" svg:height="0.764cm" draw:transform="rotate (-1.5707963267949) translate (18.51cm 8.464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  <draw:custom-shape draw:style-name="gr7" draw:text-style-name="P1" draw:layer="layout" svg:width="0.763cm" svg:height="0.762cm" draw:transform="rotate (-1.5707963267949) translate (19.311cm 8.464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  <draw:g>
            <draw:g>
              <draw:path draw:style-name="gr8" draw:text-style-name="P1" draw:layer="layout" svg:width="0.985cm" svg:height="0.178cm" draw:transform="skewX (0.0111701072127637) translate (16.8916259339904cm 5.292cm)" svg:viewBox="0 0 986 179" svg:d="M731 179c-243 0-487 0-731 0 90-60 183-120 277-179 236 0 472 0 709 0-88 59-173 119-255 179z">
                <text:p/>
              </draw:path>
              <draw:path draw:style-name="gr8" draw:text-style-name="P1" draw:layer="layout" svg:width="0.962cm" svg:height="0.178cm" draw:transform="skewX (0.00558505360638185) translate (17.6574745456519cm 5.292cm)" svg:viewBox="0 0 963 179" svg:d="M730 179c-243 0-486 0-730 0 84-60 167-120 255-179 236 0 472 0 708 0-79 59-156 119-233 179z">
                <text:p/>
              </draw:path>
              <draw:path draw:style-name="gr8" draw:text-style-name="P1" draw:layer="layout" svg:width="0.937cm" svg:height="0.178cm" draw:transform="skewX (0.0167551608191456) translate (18.426327420984cm 5.292cm)" svg:viewBox="0 0 938 179" svg:d="M730 179c-243 0-487 0-730 0 75-60 152-120 229-179 237 0 473 0 709 0-70 59-139 119-208 179z">
                <text:p/>
              </draw:path>
              <draw:path draw:style-name="gr8" draw:text-style-name="P1" draw:layer="layout" svg:width="0.915cm" svg:height="0.178cm" draw:transform="skewX (0.0111701072127637) translate (19.1921759076878cm 5.292cm)" svg:viewBox="0 0 916 179" svg:d="M729 179c-243 0-486 0-729 0 68-60 139-120 208-179 235 0 472 0 708 0-63 59-124 119-187 179z">
                <text:p/>
              </draw:path>
            </draw:g>
            <draw:g>
              <draw:path draw:style-name="gr8" draw:text-style-name="P1" draw:layer="layout" svg:width="0.983cm" svg:height="0.179cm" svg:x="16.624cm" svg:y="5.48cm" svg:viewBox="0 0 984 180" svg:d="M747 180c-249 0-498 0-747 0 81-60 166-120 254-180 244 0 486 0 730 0-80 60-160 120-237 180z">
                <text:p/>
              </draw:path>
              <draw:path draw:style-name="gr8" draw:text-style-name="P1" draw:layer="layout" svg:width="0.967cm" svg:height="0.179cm" svg:x="17.408cm" svg:y="5.48cm" svg:viewBox="0 0 968 180" svg:d="M746 180c-248 0-497 0-746 0 76-60 156-120 237-180 243 0 487 0 731 0-75 60-149 120-222 180z">
                <text:p/>
              </draw:path>
              <draw:path draw:style-name="gr8" draw:text-style-name="P1" draw:layer="layout" svg:width="0.95cm" svg:height="0.179cm" draw:transform="skewX (0.0111701072127637) translate (18.192382674513cm 5.48029751542966cm)" svg:viewBox="0 0 951 180" svg:d="M748 180c-250 0-498 0-748 0 71-60 146-120 220-180 243 0 487 0 731 0-69 60-137 120-203 180z">
                <text:p/>
              </draw:path>
              <draw:path draw:style-name="gr8" draw:text-style-name="P1" draw:layer="layout" svg:width="0.932cm" svg:height="0.179cm" draw:transform="skewX (0.0111701072127637) translate (18.9772291453311cm 5.48029751542966cm)" svg:viewBox="0 0 933 180" svg:d="M746 180c-248 0-498 0-746 0 65-60 135-120 202-180 243 0 487 0 731 0-63 60-125 120-187 180z">
                <text:p/>
              </draw:path>
            </draw:g>
            <draw:g>
              <draw:path draw:style-name="gr8" draw:text-style-name="P1" draw:layer="layout" svg:width="0.975cm" svg:height="0.179cm" draw:transform="skewX (0.0109955742875643) translate (16.3837050066479cm 5.66859503085931cm)" svg:viewBox="0 0 976 180" svg:d="M758 180c-252 0-505 0-758 0 74-60 150-120 228-180 249 0 499 0 748 0-74 60-148 120-218 180z">
                <text:p/>
              </draw:path>
              <draw:path draw:style-name="gr8" draw:text-style-name="P1" draw:layer="layout" svg:width="0.963cm" svg:height="0.179cm" draw:transform="skewX (0.0109955742875643) translate (17.1795493261017cm 5.66859503085931cm)" svg:viewBox="0 0 964 180" svg:d="M756 180c-252 0-504 0-756 0 70-60 143-120 217-180 249 0 498 0 747 0-69 60-140 120-208 180z">
                <text:p/>
              </draw:path>
              <draw:path draw:style-name="gr8" draw:text-style-name="P1" draw:layer="layout" svg:width="0.954cm" svg:height="0.179cm" draw:transform="skewX (0.0109955742875643) translate (17.9733940367126cm 5.66859503085931cm)" svg:viewBox="0 0 955 180" svg:d="M758 180c-253 0-506 0-758 0 68-60 138-120 207-180 249 0 499 0 748 0-67 60-133 120-197 180z">
                <text:p/>
              </draw:path>
              <draw:path draw:style-name="gr8" draw:text-style-name="P1" draw:layer="layout" svg:width="0.944cm" svg:height="0.179cm" draw:transform="skewX (0.00558505360638185) translate (18.7672630473832cm 5.66859503085931cm)" svg:viewBox="0 0 945 180" svg:d="M757 180c-253 0-504 0-757 0 66-60 131-120 198-180 249 0 498 0 747 0-63 60-125 120-188 180z">
                <text:p/>
              </draw:path>
            </draw:g>
            <draw:g>
              <draw:path draw:style-name="gr8" draw:text-style-name="P1" draw:layer="layout" svg:width="0.961cm" svg:height="0.179cm" draw:transform="skewX (0.00558505360638185) translate (16.1667717472585cm 5.85789412881785cm)" svg:viewBox="0 0 962 180" svg:d="M761 180c-254 0-508 0-761 0 66-60 133-120 205-180 252 0 504 0 757 0-70 60-135 120-201 180z">
                <text:p/>
              </draw:path>
              <draw:path draw:style-name="gr8" draw:text-style-name="P1" draw:layer="layout" svg:width="0.956cm" svg:height="0.179cm" draw:transform="skewX (0.0111701072127637) translate (16.9666224538468cm 5.85789412881785cm)" svg:viewBox="0 0 957 180" svg:d="M762 180c-254 0-508 0-762 0 64-60 131-120 200-180 253 0 505 0 757 0-67 60-132 120-195 180z">
                <text:p/>
              </draw:path>
              <draw:path draw:style-name="gr8" draw:text-style-name="P1" draw:layer="layout" svg:width="0.951cm" svg:height="0.179cm" draw:transform="skewX (0.0111701072127637) translate (17.7664659909862cm 5.85789412881785cm)" svg:viewBox="0 0 952 180" svg:d="M761 180c-254 0-508 0-761 0 63-60 128-120 195-180 252 0 505 0 757 0-65 60-129 120-191 180z">
                <text:p/>
              </draw:path>
              <draw:path draw:style-name="gr8" draw:text-style-name="P1" draw:layer="layout" svg:width="0.947cm" svg:height="0.179cm" draw:transform="skewX (0.0167551608191456) translate (18.5663168232304cm 5.85789412881785cm)" svg:viewBox="0 0 948 180" svg:d="M762 180c-254 0-508 0-762 0 63-60 126-120 191-180 252 0 505 0 757 0-63 60-124 120-186 180z">
                <text:p/>
              </draw:path>
            </draw:g>
          </draw:g>
          <draw:g>
            <draw:g>
              <draw:path draw:style-name="gr8" draw:text-style-name="P1" draw:layer="layout" svg:width="0.985cm" svg:height="0.178cm" draw:transform="skewX (-0.0122173047639603) rotate (-1.5707963267949) translate (20.112cm 7.52556841178437cm)" svg:viewBox="0 0 986 179" svg:d="M255 179c243 0 487 0 731 0-91-60-183-120-277-179-236 0-472 0-709 0 87 59 173 119 255 179z">
                <text:p/>
              </draw:path>
              <draw:path draw:style-name="gr8" draw:text-style-name="P1" draw:layer="layout" svg:width="0.961cm" svg:height="0.178cm" draw:transform="skewX (-0.0123918376891597) rotate (-1.5707963267949) translate (20.112cm 6.78271372666608cm)" svg:viewBox="0 0 962 179" svg:d="M232 179c243 0 486 0 730 0-84-60-167-120-254-179-236 0-472 0-708 0 78 59 155 119 232 179z">
                <text:p/>
              </draw:path>
              <draw:path draw:style-name="gr8" draw:text-style-name="P1" draw:layer="layout" svg:width="0.938cm" svg:height="0.178cm" draw:transform="skewX (-0.011693705988362) rotate (-1.5707963267949) translate (20.112cm 6.03885923712636cm)" svg:viewBox="0 0 939 179" svg:d="M209 179c243 0 487 0 730 0-76-60-153-120-230-179-237 0-473 0-709 0 70 59 140 119 209 179z">
                <text:p/>
              </draw:path>
              <draw:path draw:style-name="gr8" draw:text-style-name="P1" draw:layer="layout" svg:width="0.915cm" svg:height="0.178cm" draw:transform="skewX (-0.0120427718387609) rotate (-1.5707963267949) translate (20.112cm 5.29500474758664cm)" svg:viewBox="0 0 916 179" svg:d="M187 179c243 0 486 0 729 0-69-60-139-120-208-179-235 0-472 0-708 0 62 59 124 119 187 179z">
                <text:p/>
              </draw:path>
            </draw:g>
            <draw:g>
              <draw:path draw:style-name="gr8" draw:text-style-name="P1" draw:layer="layout" svg:width="0.982cm" svg:height="0.179cm" draw:transform="skewX (-0.00506145483078355) rotate (-1.5707963267949) translate (19.9237024845703cm 7.79551560556894cm)" svg:viewBox="0 0 983 180" svg:d="M236 180c249 0 498 0 747 0-81-60-165-120-253-180-244 0-486 0-730 0 80 60 159 120 236 180z">
                <text:p/>
              </draw:path>
              <draw:path draw:style-name="gr8" draw:text-style-name="P1" draw:layer="layout" svg:width="0.966cm" svg:height="0.179cm" draw:transform="skewX (-0.00523598775598299) rotate (-1.5707963267949) translate (19.9237024845703cm 7.02766580991505cm)" svg:viewBox="0 0 967 180" svg:d="M221 180c248 0 497 0 746 0-76-60-155-120-236-180-243 0-487 0-731 0 75 60 148 120 221 180z">
                <text:p/>
              </draw:path>
              <draw:path draw:style-name="gr8" draw:text-style-name="P1" draw:layer="layout" svg:width="0.951cm" svg:height="0.179cm" draw:transform="skewX (-0.00523598775598299) rotate (-1.5707963267949) translate (19.9237024845703cm 6.25981601426114cm)" svg:viewBox="0 0 952 180" svg:d="M204 180c250 0 498 0 748 0-72-60-146-120-221-180-243 0-487 0-731 0 69 60 137 120 204 180z">
                <text:p/>
              </draw:path>
              <draw:path draw:style-name="gr8" draw:text-style-name="P1" draw:layer="layout" svg:width="0.933cm" svg:height="0.179cm" draw:transform="skewX (-0.00541052068118242) rotate (-1.5707963267949) translate (19.9237024845703cm 5.49296602302867cm)" svg:viewBox="0 0 934 180" svg:d="M188 180c248 0 498 0 746 0-66-60-135-120-203-180-243 0-487 0-731 0 63 60 125 120 188 180z">
                <text:p/>
              </draw:path>
            </draw:g>
            <draw:g>
              <draw:path draw:style-name="gr8" draw:text-style-name="P1" draw:layer="layout" svg:width="0.976cm" svg:height="0.179cm" draw:transform="skewX (-0.00506145483078355) rotate (-1.5707963267949) translate (19.7354049691407cm 8.04346710208218cm)" svg:viewBox="0 0 977 180" svg:d="M219 180c252 0 505 0 758 0-75-60-150-120-229-180-249 0-499 0-748 0 75 60 148 120 219 180z">
                <text:p/>
              </draw:path>
              <draw:path draw:style-name="gr8" draw:text-style-name="P1" draw:layer="layout" svg:width="0.964cm" svg:height="0.179cm" draw:transform="skewX (-0.00523598775598299) rotate (-1.5707963267949) translate (19.7354049691407cm 7.25962043568549cm)" svg:viewBox="0 0 965 180" svg:d="M209 180c252 0 504 0 756 0-71-60-143-120-218-180-249 0-498 0-747 0 70 60 140 120 209 180z">
                <text:p/>
              </draw:path>
              <draw:path draw:style-name="gr8" draw:text-style-name="P1" draw:layer="layout" svg:width="0.955cm" svg:height="0.179cm" draw:transform="skewX (-0.00523598775598299) rotate (-1.5707963267949) translate (19.7354049691407cm 6.47477396486738cm)" svg:viewBox="0 0 956 180" svg:d="M198 180c253 0 506 0 758 0-69-60-138-120-208-180-249 0-499 0-748 0 68 60 133 120 198 180z">
                <text:p/>
              </draw:path>
              <draw:path draw:style-name="gr8" draw:text-style-name="P1" draw:layer="layout" svg:width="0.944cm" svg:height="0.179cm" draw:transform="skewX (-0.00523598775598299) rotate (-1.5707963267949) translate (19.7354049691407cm 5.69092729847069cm)" svg:viewBox="0 0 945 180" svg:d="M188 180c253 0 504 0 757 0-66-60-131-120-198-180-249 0-498 0-747 0 63 60 125 120 188 180z">
                <text:p/>
              </draw:path>
            </draw:g>
            <draw:g>
              <draw:path draw:style-name="gr8" draw:text-style-name="P1" draw:layer="layout" svg:width="0.96cm" svg:height="0.179cm" draw:transform="skewX (-0.0102974425867665) rotate (-1.5707963267949) translate (19.5461058711821cm 8.27442192343121cm)" svg:viewBox="0 0 961 180" svg:d="M200 180c254 0 508 0 761 0-65-60-133-120-204-180-252 0-504 0-757 0 69 60 135 120 200 180z">
                <text:p/>
              </draw:path>
              <draw:path draw:style-name="gr8" draw:text-style-name="P1" draw:layer="layout" svg:width="0.956cm" svg:height="0.179cm" draw:transform="skewX (-0.0115191730631626) rotate (-1.5707963267949) translate (19.5461058711821cm 7.47957740839885cm)" svg:viewBox="0 0 957 180" svg:d="M195 180c254 0 508 0 762 0-65-60-131-120-200-180-253 0-505 0-757 0 66 60 132 120 195 180z">
                <text:p/>
              </draw:path>
              <draw:path draw:style-name="gr8" draw:text-style-name="P1" draw:layer="layout" svg:width="0.951cm" svg:height="0.179cm" draw:transform="skewX (-0.0115191730631626) rotate (-1.5707963267949) translate (19.5461058711821cm 6.68473289336649cm)" svg:viewBox="0 0 952 180" svg:d="M191 180c254 0 508 0 761 0-64-60-128-120-195-180-252 0-505 0-757 0 64 60 129 120 191 180z">
                <text:p/>
              </draw:path>
              <draw:path draw:style-name="gr8" draw:text-style-name="P1" draw:layer="layout" svg:width="0.948cm" svg:height="0.179cm" draw:transform="skewX (-0.0115191730631626) rotate (-1.5707963267949) translate (19.5461058711821cm 5.88888857391271cm)" svg:viewBox="0 0 949 180" svg:d="M187 180c254 0 508 0 762 0-64-60-127-120-192-180-252 0-505 0-757 0 63 60 125 120 187 180z">
                <text:p/>
              </draw:path>
            </draw:g>
          </draw:g>
        </draw:g>
        <draw:line draw:style-name="gr11" draw:text-style-name="P2" draw:layer="layout" svg:x1="3.954cm" svg:y1="2.916cm" svg:x2="3.954cm" svg:y2="19.638cm">
          <text:p/>
        </draw:line>
        <draw:line draw:style-name="gr11" draw:text-style-name="P2" draw:layer="layout" svg:x1="20.342cm" svg:y1="5.09cm" svg:x2="1.164cm" svg:y2="5.09cm">
          <text:p/>
        </draw:line>
        <draw:frame draw:style-name="gr12" draw:text-style-name="P3" draw:layer="layout" svg:width="3.175cm" svg:height="1.111cm" svg:x="1.008cm" svg:y="7.329cm">
          <draw:text-box>
            <text:p>Element</text:p>
          </draw:text-box>
        </draw:frame>
        <draw:g>
          <draw:g>
            <draw:g>
              <draw:path draw:style-name="gr13" draw:text-style-name="P1" draw:layer="layout" svg:width="0.761cm" svg:height="0.19cm" svg:x="16.143cm" svg:y="13.543cm" svg:viewBox="0 0 762 191" svg:d="M762 191c-254 0-508 0-762 0 0-64 0-127 0-191 254 0 508 0 762 0 0 64 0 127 0 191z">
                <text:p/>
              </draw:path>
              <draw:path draw:style-name="gr14" draw:text-style-name="P1" draw:layer="layout" svg:width="0.763cm" svg:height="0.19cm" svg:x="16.944cm" svg:y="13.543cm" svg:viewBox="0 0 764 191" svg:d="M764 191c-254 0-509 0-764 0 0-64 0-127 0-191 255 0 509 0 764 0 0 64 0 127 0 191z">
                <text:p/>
              </draw:path>
              <draw:path draw:style-name="gr14" draw:text-style-name="P1" draw:layer="layout" svg:width="0.763cm" svg:height="0.19cm" svg:x="17.745cm" svg:y="13.543cm" svg:viewBox="0 0 764 191" svg:d="M764 191c-254 0-509 0-764 0 0-64 0-127 0-191 255 0 509 0 764 0 0 64 0 127 0 191z">
                <text:p/>
              </draw:path>
              <draw:path draw:style-name="gr13" draw:text-style-name="P1" draw:layer="layout" svg:width="0.761cm" svg:height="0.19cm" svg:x="18.548cm" svg:y="13.543cm" svg:viewBox="0 0 762 191" svg:d="M762 191c-254 0-508 0-762 0 0-64 0-127 0-191 254 0 508 0 762 0 0 64 0 127 0 191z">
                <text:p/>
              </draw:path>
            </draw:g>
            <draw:g>
              <draw:path draw:style-name="gr13" draw:text-style-name="P1" draw:layer="layout" svg:width="0.762cm" svg:height="0.19cm" draw:transform="skewX (-0.00523598775598299) translate (16.1425772089139cm 13.743697338403cm)" svg:viewBox="0 0 763 191" svg:d="M762 191c-254 0-508 0-762 0 0-64 1-127 1-191 254 0 508 0 762 0 0 64-1 127-1 191z">
                <text:p/>
              </draw:path>
              <draw:path draw:style-name="gr14" draw:text-style-name="P1" draw:layer="layout" svg:width="0.764cm" svg:height="0.19cm" draw:transform="skewX (-0.00523598775598299) translate (16.9435772089139cm 13.743697338403cm)" svg:viewBox="0 0 765 191" svg:d="M764 191c-255 0-509 0-764 0 0-64 1-127 1-191 254 0 509 0 764 0 0 64-1 127-1 191z">
                <text:p/>
              </draw:path>
              <draw:path draw:style-name="gr14" draw:text-style-name="P1" draw:layer="layout" svg:width="0.764cm" svg:height="0.19cm" draw:transform="skewX (-0.00523598775598299) translate (17.7445772089139cm 13.743697338403cm)" svg:viewBox="0 0 765 191" svg:d="M764 191c-255 0-509 0-764 0 0-64 1-127 1-191 254 0 509 0 764 0 0 64-1 127-1 191z">
                <text:p/>
              </draw:path>
              <draw:path draw:style-name="gr13" draw:text-style-name="P1" draw:layer="layout" svg:width="0.762cm" svg:height="0.19cm" draw:transform="skewX (-0.00523598775598299) translate (18.5475772089139cm 13.743697338403cm)" svg:viewBox="0 0 763 191" svg:d="M762 191c-254 0-508 0-762 0 0-64 1-127 1-191 254 0 508 0 762 0 0 64-1 127-1 191z">
                <text:p/>
              </draw:path>
            </draw:g>
            <draw:g>
              <draw:path draw:style-name="gr15" draw:text-style-name="P1" draw:layer="layout" svg:width="0.761cm" svg:height="0.19cm" svg:x="16.144cm" svg:y="13.945cm" svg:viewBox="0 0 762 191" svg:d="M762 191c-254 0-508 0-762 0 0-63 0-127 0-191 254 0 508 0 762 0 0 64 0 128 0 191z">
                <text:p/>
              </draw:path>
              <draw:path draw:style-name="gr16" draw:text-style-name="P1" draw:layer="layout" svg:width="0.763cm" svg:height="0.19cm" svg:x="16.945cm" svg:y="13.945cm" svg:viewBox="0 0 764 191" svg:d="M764 191c-254 0-509 0-764 0 0-63 0-127 0-191 255 0 509 0 764 0 0 64 0 128 0 191z">
                <text:p/>
              </draw:path>
              <draw:path draw:style-name="gr16" draw:text-style-name="P1" draw:layer="layout" svg:width="0.763cm" svg:height="0.19cm" svg:x="17.746cm" svg:y="13.945cm" svg:viewBox="0 0 764 191" svg:d="M764 191c-254 0-509 0-764 0 0-63 0-127 0-191 255 0 509 0 764 0 0 64 0 128 0 191z">
                <text:p/>
              </draw:path>
              <draw:path draw:style-name="gr15" draw:text-style-name="P1" draw:layer="layout" svg:width="0.761cm" svg:height="0.19cm" svg:x="18.549cm" svg:y="13.945cm" svg:viewBox="0 0 762 191" svg:d="M762 191c-254 0-508 0-762 0 0-63 0-127 0-191 254 0 508 0 762 0 0 64 0 128 0 191z">
                <text:p/>
              </draw:path>
            </draw:g>
            <draw:g>
              <draw:path draw:style-name="gr13" draw:text-style-name="P1" draw:layer="layout" svg:width="0.761cm" svg:height="0.19cm" svg:x="16.144cm" svg:y="14.145cm" svg:viewBox="0 0 762 191" svg:d="M762 191c-254 0-508 0-762 0 0-64 0-127 0-191 254 0 508 0 762 0 0 64 0 127 0 191z">
                <text:p/>
              </draw:path>
              <draw:path draw:style-name="gr14" draw:text-style-name="P1" draw:layer="layout" svg:width="0.763cm" svg:height="0.19cm" svg:x="16.945cm" svg:y="14.145cm" svg:viewBox="0 0 764 191" svg:d="M764 191c-254 0-509 0-764 0 0-64 0-127 0-191 255 0 509 0 764 0 0 64 0 127 0 191z">
                <text:p/>
              </draw:path>
              <draw:path draw:style-name="gr14" draw:text-style-name="P1" draw:layer="layout" svg:width="0.763cm" svg:height="0.19cm" svg:x="17.746cm" svg:y="14.145cm" svg:viewBox="0 0 764 191" svg:d="M764 191c-254 0-509 0-764 0 0-64 0-127 0-191 255 0 509 0 764 0 0 64 0 127 0 191z">
                <text:p/>
              </draw:path>
              <draw:path draw:style-name="gr13" draw:text-style-name="P1" draw:layer="layout" svg:width="0.761cm" svg:height="0.19cm" svg:x="18.549cm" svg:y="14.145cm" svg:viewBox="0 0 762 191" svg:d="M762 191c-254 0-508 0-762 0 0-64 0-127 0-191 254 0 508 0 762 0 0 64 0 127 0 191z">
                <text:p/>
              </draw:path>
            </draw:g>
          </draw:g>
          <draw:g>
            <draw:g>
              <draw:path draw:style-name="gr8" draw:text-style-name="P1" draw:layer="layout" svg:width="0.987cm" svg:height="0.044cm" svg:x="16.889cm" svg:y="13.35cm" svg:viewBox="0 0 988 45" svg:d="M731 45c-243 0-487 0-731 0 91-15 184-30 279-45 236 0 472 0 709 0-88 15-174 30-257 45z">
                <text:p/>
              </draw:path>
              <draw:path draw:style-name="gr8" draw:text-style-name="P1" draw:layer="layout" svg:width="0.963cm" svg:height="0.044cm" svg:x="17.655cm" svg:y="13.35cm" svg:viewBox="0 0 964 45" svg:d="M730 45c-243 0-486 0-730 0 84-15 168-30 256-45 236 0 472 0 708 0-79 15-157 30-234 45z">
                <text:p/>
              </draw:path>
              <draw:path draw:style-name="gr8" draw:text-style-name="P1" draw:layer="layout" svg:width="0.94cm" svg:height="0.044cm" svg:x="18.422cm" svg:y="13.35cm" svg:viewBox="0 0 941 45" svg:d="M730 45c-243 0-487 0-730 0 76-15 154-30 232-45 237 0 473 0 709 0-71 15-141 30-211 45z">
                <text:p/>
              </draw:path>
              <draw:path draw:style-name="gr8" draw:text-style-name="P1" draw:layer="layout" svg:width="0.917cm" svg:height="0.044cm" svg:x="19.189cm" svg:y="13.35cm" svg:viewBox="0 0 918 45" svg:d="M729 45c-243 0-486 0-729 0 69-15 140-30 210-45 235 0 472 0 708 0-63 15-125 30-189 45z">
                <text:p/>
              </draw:path>
            </draw:g>
            <draw:g>
              <draw:path draw:style-name="gr8" draw:text-style-name="P1" draw:layer="layout" svg:width="0.983cm" svg:height="0.044cm" svg:x="16.623cm" svg:y="13.397cm" svg:viewBox="0 0 984 45" svg:d="M747 45c-249 0-498 0-747 0 81-15 166-30 254-45 244 0 486 0 730 0-80 15-160 30-237 45z">
                <text:p/>
              </draw:path>
              <draw:path draw:style-name="gr8" draw:text-style-name="P1" draw:layer="layout" svg:width="0.967cm" svg:height="0.044cm" svg:x="17.407cm" svg:y="13.397cm" svg:viewBox="0 0 968 45" svg:d="M746 45c-248 0-497 0-746 0 76-15 156-30 237-45 243 0 487 0 731 0-75 15-149 30-222 45z">
                <text:p/>
              </draw:path>
              <draw:path draw:style-name="gr8" draw:text-style-name="P1" draw:layer="layout" svg:width="0.952cm" svg:height="0.044cm" svg:x="18.189cm" svg:y="13.397cm" svg:viewBox="0 0 953 45" svg:d="M748 45c-250 0-498 0-748 0 72-15 147-30 222-45 243 0 487 0 731 0-69 15-138 30-205 45z">
                <text:p/>
              </draw:path>
              <draw:path draw:style-name="gr8" draw:text-style-name="P1" draw:layer="layout" svg:width="0.934cm" svg:height="0.044cm" svg:x="18.974cm" svg:y="13.397cm" svg:viewBox="0 0 935 45" svg:d="M746 45c-248 0-498 0-746 0 66-15 136-30 204-45 243 0 487 0 731 0-63 15-126 30-189 45z">
                <text:p/>
              </draw:path>
            </draw:g>
            <draw:g>
              <draw:path draw:style-name="gr8" draw:text-style-name="P1" draw:layer="layout" svg:width="0.977cm" svg:height="0.044cm" svg:x="16.381cm" svg:y="13.444cm" svg:viewBox="0 0 978 45" svg:d="M758 45c-252 0-505 0-758 0 75-15 151-30 230-45 249 0 499 0 748 0-75 15-149 30-220 45z">
                <text:p/>
              </draw:path>
              <draw:path draw:style-name="gr8" draw:text-style-name="P1" draw:layer="layout" svg:width="0.965cm" svg:height="0.044cm" svg:x="17.177cm" svg:y="13.444cm" svg:viewBox="0 0 966 45" svg:d="M756 45c-252 0-504 0-756 0 71-15 144-30 219-45 249 0 498 0 747 0-70 15-141 30-210 45z">
                <text:p/>
              </draw:path>
              <draw:path draw:style-name="gr8" draw:text-style-name="P1" draw:layer="layout" svg:width="0.956cm" svg:height="0.044cm" svg:x="17.971cm" svg:y="13.444cm" svg:viewBox="0 0 957 45" svg:d="M758 45c-253 0-506 0-758 0 69-15 139-30 209-45 249 0 499 0 748 0-68 15-134 30-199 45z">
                <text:p/>
              </draw:path>
              <draw:path draw:style-name="gr8" draw:text-style-name="P1" draw:layer="layout" svg:width="0.945cm" svg:height="0.044cm" svg:x="18.765cm" svg:y="13.444cm" svg:viewBox="0 0 946 45" svg:d="M757 45c-253 0-504 0-757 0 66-15 132-30 199-45 249 0 498 0 747 0-63 15-126 30-189 45z">
                <text:p/>
              </draw:path>
            </draw:g>
            <draw:g>
              <draw:path draw:style-name="gr8" draw:text-style-name="P1" draw:layer="layout" svg:width="0.962cm" svg:height="0.044cm" svg:x="16.165cm" svg:y="13.492cm" svg:viewBox="0 0 963 45" svg:d="M761 45c-254 0-508 0-761 0 66-15 134-30 206-45 252 0 504 0 757 0-70 15-136 30-202 45z">
                <text:p/>
              </draw:path>
              <draw:path draw:style-name="gr8" draw:text-style-name="P1" draw:layer="layout" svg:width="0.958cm" svg:height="0.044cm" svg:x="16.964cm" svg:y="13.492cm" svg:viewBox="0 0 959 45" svg:d="M762 45c-254 0-508 0-762 0 65-15 132-30 202-45 253 0 505 0 757 0-67 15-133 30-197 45z">
                <text:p/>
              </draw:path>
              <draw:path draw:style-name="gr8" draw:text-style-name="P1" draw:layer="layout" svg:width="0.953cm" svg:height="0.044cm" svg:x="17.764cm" svg:y="13.492cm" svg:viewBox="0 0 954 45" svg:d="M761 45c-254 0-508 0-761 0 64-15 129-30 197-45 252 0 505 0 757 0-65 15-130 30-193 45z">
                <text:p/>
              </draw:path>
              <draw:path draw:style-name="gr8" draw:text-style-name="P1" draw:layer="layout" svg:width="0.95cm" svg:height="0.044cm" svg:x="18.562cm" svg:y="13.492cm" svg:viewBox="0 0 951 45" svg:d="M762 45c-254 0-508 0-762 0 64-15 128-30 194-45 252 0 505 0 757 0-64 15-126 30-189 45z">
                <text:p/>
              </draw:path>
            </draw:g>
          </draw:g>
          <draw:g>
            <draw:g>
              <draw:path draw:style-name="gr8" draw:text-style-name="P1" draw:layer="layout" svg:width="0.178cm" svg:height="0.246cm" svg:x="19.932cm" svg:y="13.909cm" svg:viewBox="0 0 179 247" svg:d="M0 64c0 61 0 122 0 183 60-22 120-46 179-69 0-60 0-119 0-178-59 22-119 44-179 64z">
                <text:p/>
              </draw:path>
              <draw:path draw:style-name="gr8" draw:text-style-name="P1" draw:layer="layout" svg:width="0.179cm" svg:height="0.24cm" draw:transform="skewX (-0.00418879020478639) translate (19.9313147315963cm 13.7233397115199cm)" svg:viewBox="0 0 180 241" svg:d="M1 59c-1 60-1 121-1 182 60-21 120-42 179-64 1-59 1-118 1-177-59 20-119 39-179 59z">
                <text:p/>
              </draw:path>
              <draw:path draw:style-name="gr8" draw:text-style-name="P1" draw:layer="layout" svg:width="0.178cm" svg:height="0.235cm" svg:x="19.932cm" svg:y="13.537cm" svg:viewBox="0 0 179 236" svg:d="M0 53c0 61 0 122 0 183 60-19 120-39 179-58 0-60 0-119 0-178-59 18-119 35-179 53z">
                <text:p/>
              </draw:path>
              <draw:path draw:style-name="gr8" draw:text-style-name="P1" draw:layer="layout" svg:width="0.178cm" svg:height="0.229cm" svg:x="19.932cm" svg:y="13.351cm" svg:viewBox="0 0 179 230" svg:d="M0 47c0 61 0 122 0 183 60-17 120-35 179-53 0-59 0-118 0-177-59 16-119 31-179 47z">
                <text:p/>
              </draw:path>
            </draw:g>
            <draw:g>
              <draw:path draw:style-name="gr8" draw:text-style-name="P1" draw:layer="layout" svg:width="0.179cm" svg:height="0.245cm" svg:x="19.743cm" svg:y="13.977cm" svg:viewBox="0 0 180 246" svg:d="M0 59c0 63 0 125 0 187 60-20 120-41 180-63 0-61 0-122 0-183-60 20-120 40-180 59z">
                <text:p/>
              </draw:path>
              <draw:path draw:style-name="gr8" draw:text-style-name="P1" draw:layer="layout" svg:width="0.18cm" svg:height="0.241cm" draw:transform="skewX (-0.00418879020478639) translate (19.7420767291801cm 13.7846863929521cm)" svg:viewBox="0 0 181 242" svg:d="M1 56c-1 62-1 124-1 186 60-19 120-39 180-59 1-61 1-122 1-183-60 19-120 37-180 56z">
                <text:p/>
              </draw:path>
              <draw:path draw:style-name="gr8" draw:text-style-name="P1" draw:layer="layout" svg:width="0.179cm" svg:height="0.238cm" svg:x="19.743cm" svg:y="13.592cm" svg:viewBox="0 0 180 239" svg:d="M0 51c0 63 0 125 0 188 60-18 120-37 180-56 0-61 0-122 0-183-60 17-120 35-180 51z">
                <text:p/>
              </draw:path>
              <draw:path draw:style-name="gr8" draw:text-style-name="P1" draw:layer="layout" svg:width="0.179cm" svg:height="0.233cm" svg:x="19.742cm" svg:y="13.4cm" svg:viewBox="0 0 180 234" svg:d="M0 47c0 62 0 125 0 187 60-16 120-34 180-51 0-61 0-122 0-183-60 16-120 32-180 47z">
                <text:p/>
              </draw:path>
            </draw:g>
            <draw:g>
              <draw:path draw:style-name="gr8" draw:text-style-name="P1" draw:layer="layout" svg:width="0.179cm" svg:height="0.244cm" svg:x="19.555cm" svg:y="14.039cm" svg:viewBox="0 0 180 245" svg:d="M0 55c0 63 0 127 0 190 60-19 120-38 180-58 0-62 0-125 0-187-60 19-120 37-180 55z">
                <text:p/>
              </draw:path>
              <draw:path draw:style-name="gr8" draw:text-style-name="P1" draw:layer="layout" svg:width="0.18cm" svg:height="0.241cm" draw:transform="skewX (-0.00418879020478639) translate (19.553841620391cm 13.8427779443491cm)" svg:viewBox="0 0 181 242" svg:d="M1 53c-1 63-1 126-1 189 60-18 120-36 180-55 1-62 1-125 1-187-60 18-120 35-180 53z">
                <text:p/>
              </draw:path>
              <draw:path draw:style-name="gr8" draw:text-style-name="P1" draw:layer="layout" svg:width="0.18cm" svg:height="0.239cm" draw:transform="skewX (-0.00418879020478639) translate (19.5536428631958cm 13.646218169148cm)" svg:viewBox="0 0 181 240" svg:d="M1 50c-1 63-1 127-1 190 60-18 120-35 180-53 1-62 1-125 1-187-60 17-120 34-180 50z">
                <text:p/>
              </draw:path>
              <draw:path draw:style-name="gr8" draw:text-style-name="P1" draw:layer="layout" svg:width="0.179cm" svg:height="0.236cm" svg:x="19.554cm" svg:y="13.45cm" svg:viewBox="0 0 180 237" svg:d="M0 47c0 64 0 127 0 190 60-17 120-33 180-50 0-62 0-125 0-187-60 16-120 32-180 47z">
                <text:p/>
              </draw:path>
            </draw:g>
            <draw:g>
              <draw:path draw:style-name="gr8" draw:text-style-name="P1" draw:layer="layout" svg:width="0.179cm" svg:height="0.24cm" svg:x="19.366cm" svg:y="14.097cm" svg:viewBox="0 0 180 241" svg:d="M0 51c0 63 0 127 0 190 60-16 120-33 180-51 0-64 0-127 0-190-60 18-120 34-180 51z">
                <text:p/>
              </draw:path>
              <draw:path draw:style-name="gr8" draw:text-style-name="P1" draw:layer="layout" svg:width="0.179cm" svg:height="0.239cm" svg:x="19.365cm" svg:y="13.898cm" svg:viewBox="0 0 180 240" svg:d="M0 49c0 64 0 128 0 191 60-16 120-33 180-50 0-64 0-127 0-190-60 17-120 33-180 49z">
                <text:p/>
              </draw:path>
              <draw:path draw:style-name="gr8" draw:text-style-name="P1" draw:layer="layout" svg:width="0.18cm" svg:height="0.238cm" draw:transform="skewX (-0.00418879020478639) translate (19.3644011898417cm 13.698801038947cm)" svg:viewBox="0 0 181 239" svg:d="M1 48c-1 64-1 128-1 191 60-16 120-32 180-49 1-64 1-127 1-190-60 16-120 33-180 48z">
                <text:p/>
              </draw:path>
              <draw:path draw:style-name="gr8" draw:text-style-name="P1" draw:layer="layout" svg:width="0.179cm" svg:height="0.237cm" svg:x="19.365cm" svg:y="13.499cm" svg:viewBox="0 0 180 238" svg:d="M0 47c0 64 0 128 0 191 60-16 120-32 180-48 0-64 0-127 0-190-60 16-120 32-180 47z">
                <text:p/>
              </draw:path>
            </draw:g>
          </draw:g>
        </draw:g>
        <draw:g>
          <draw:g>
            <draw:g>
              <draw:path draw:style-name="gr13" draw:text-style-name="P1" draw:layer="layout" svg:width="0.761cm" svg:height="0.19cm" svg:x="16.144cm" svg:y="12.543cm" svg:viewBox="0 0 762 191" svg:d="M762 191c-254 0-508 0-762 0 0-64 0-127 0-191 254 0 508 0 762 0 0 64 0 127 0 191z">
                <text:p/>
              </draw:path>
              <draw:path draw:style-name="gr14" draw:text-style-name="P1" draw:layer="layout" svg:width="0.763cm" svg:height="0.19cm" svg:x="16.945cm" svg:y="12.543cm" svg:viewBox="0 0 764 191" svg:d="M764 191c-254 0-509 0-764 0 0-64 0-127 0-191 255 0 509 0 764 0 0 64 0 127 0 191z">
                <text:p/>
              </draw:path>
              <draw:path draw:style-name="gr14" draw:text-style-name="P1" draw:layer="layout" svg:width="0.763cm" svg:height="0.19cm" svg:x="17.746cm" svg:y="12.543cm" svg:viewBox="0 0 764 191" svg:d="M764 191c-254 0-509 0-764 0 0-64 0-127 0-191 255 0 509 0 764 0 0 64 0 127 0 191z">
                <text:p/>
              </draw:path>
              <draw:path draw:style-name="gr13" draw:text-style-name="P1" draw:layer="layout" svg:width="0.761cm" svg:height="0.19cm" svg:x="18.549cm" svg:y="12.543cm" svg:viewBox="0 0 762 191" svg:d="M762 191c-254 0-508 0-762 0 0-64 0-127 0-191 254 0 508 0 762 0 0 64 0 127 0 191z">
                <text:p/>
              </draw:path>
            </draw:g>
            <draw:g>
              <draw:path draw:style-name="gr13" draw:text-style-name="P1" draw:layer="layout" svg:width="0.762cm" svg:height="0.19cm" draw:transform="skewX (-0.00523598775598299) translate (16.1435772089139cm 12.743697338403cm)" svg:viewBox="0 0 763 191" svg:d="M762 191c-254 0-508 0-762 0 0-64 1-127 1-191 254 0 508 0 762 0 0 64-1 127-1 191z">
                <text:p/>
              </draw:path>
              <draw:path draw:style-name="gr14" draw:text-style-name="P1" draw:layer="layout" svg:width="0.764cm" svg:height="0.19cm" draw:transform="skewX (-0.00523598775598299) translate (16.9445772089139cm 12.743697338403cm)" svg:viewBox="0 0 765 191" svg:d="M764 191c-255 0-509 0-764 0 0-64 1-127 1-191 254 0 509 0 764 0 0 64-1 127-1 191z">
                <text:p/>
              </draw:path>
              <draw:path draw:style-name="gr14" draw:text-style-name="P1" draw:layer="layout" svg:width="0.764cm" svg:height="0.19cm" draw:transform="skewX (-0.00523598775598299) translate (17.7455772089139cm 12.743697338403cm)" svg:viewBox="0 0 765 191" svg:d="M764 191c-255 0-509 0-764 0 0-64 1-127 1-191 254 0 509 0 764 0 0 64-1 127-1 191z">
                <text:p/>
              </draw:path>
              <draw:path draw:style-name="gr13" draw:text-style-name="P1" draw:layer="layout" svg:width="0.762cm" svg:height="0.19cm" draw:transform="skewX (-0.00523598775598299) translate (18.5485772089139cm 12.743697338403cm)" svg:viewBox="0 0 763 191" svg:d="M762 191c-254 0-508 0-762 0 0-64 1-127 1-191 254 0 508 0 762 0 0 64-1 127-1 191z">
                <text:p/>
              </draw:path>
            </draw:g>
            <draw:g>
              <draw:path draw:style-name="gr15" draw:text-style-name="P1" draw:layer="layout" svg:width="0.761cm" svg:height="0.19cm" svg:x="16.145cm" svg:y="12.945cm" svg:viewBox="0 0 762 191" svg:d="M762 191c-254 0-508 0-762 0 0-63 0-127 0-191 254 0 508 0 762 0 0 64 0 128 0 191z">
                <text:p/>
              </draw:path>
              <draw:path draw:style-name="gr16" draw:text-style-name="P1" draw:layer="layout" svg:width="0.763cm" svg:height="0.19cm" svg:x="16.946cm" svg:y="12.945cm" svg:viewBox="0 0 764 191" svg:d="M764 191c-254 0-509 0-764 0 0-63 0-127 0-191 255 0 509 0 764 0 0 64 0 128 0 191z">
                <text:p/>
              </draw:path>
              <draw:path draw:style-name="gr16" draw:text-style-name="P1" draw:layer="layout" svg:width="0.763cm" svg:height="0.19cm" svg:x="17.747cm" svg:y="12.945cm" svg:viewBox="0 0 764 191" svg:d="M764 191c-254 0-509 0-764 0 0-63 0-127 0-191 255 0 509 0 764 0 0 64 0 128 0 191z">
                <text:p/>
              </draw:path>
              <draw:path draw:style-name="gr15" draw:text-style-name="P1" draw:layer="layout" svg:width="0.761cm" svg:height="0.19cm" svg:x="18.55cm" svg:y="12.945cm" svg:viewBox="0 0 762 191" svg:d="M762 191c-254 0-508 0-762 0 0-63 0-127 0-191 254 0 508 0 762 0 0 64 0 128 0 191z">
                <text:p/>
              </draw:path>
            </draw:g>
            <draw:g>
              <draw:path draw:style-name="gr13" draw:text-style-name="P1" draw:layer="layout" svg:width="0.761cm" svg:height="0.19cm" svg:x="16.145cm" svg:y="13.145cm" svg:viewBox="0 0 762 191" svg:d="M762 191c-254 0-508 0-762 0 0-64 0-127 0-191 254 0 508 0 762 0 0 64 0 127 0 191z">
                <text:p/>
              </draw:path>
              <draw:path draw:style-name="gr14" draw:text-style-name="P1" draw:layer="layout" svg:width="0.763cm" svg:height="0.19cm" svg:x="16.946cm" svg:y="13.145cm" svg:viewBox="0 0 764 191" svg:d="M764 191c-254 0-509 0-764 0 0-64 0-127 0-191 255 0 509 0 764 0 0 64 0 127 0 191z">
                <text:p/>
              </draw:path>
              <draw:path draw:style-name="gr14" draw:text-style-name="P1" draw:layer="layout" svg:width="0.763cm" svg:height="0.19cm" svg:x="17.747cm" svg:y="13.145cm" svg:viewBox="0 0 764 191" svg:d="M764 191c-254 0-509 0-764 0 0-64 0-127 0-191 255 0 509 0 764 0 0 64 0 127 0 191z">
                <text:p/>
              </draw:path>
              <draw:path draw:style-name="gr13" draw:text-style-name="P1" draw:layer="layout" svg:width="0.761cm" svg:height="0.19cm" svg:x="18.55cm" svg:y="13.145cm" svg:viewBox="0 0 762 191" svg:d="M762 191c-254 0-508 0-762 0 0-64 0-127 0-191 254 0 508 0 762 0 0 64 0 127 0 191z">
                <text:p/>
              </draw:path>
            </draw:g>
          </draw:g>
          <draw:g>
            <draw:g>
              <draw:path draw:style-name="gr8" draw:text-style-name="P1" draw:layer="layout" svg:width="0.987cm" svg:height="0.044cm" svg:x="16.89cm" svg:y="12.35cm" svg:viewBox="0 0 988 45" svg:d="M731 45c-243 0-487 0-731 0 91-15 184-30 279-45 236 0 472 0 709 0-88 15-174 30-257 45z">
                <text:p/>
              </draw:path>
              <draw:path draw:style-name="gr8" draw:text-style-name="P1" draw:layer="layout" svg:width="0.963cm" svg:height="0.044cm" svg:x="17.656cm" svg:y="12.35cm" svg:viewBox="0 0 964 45" svg:d="M730 45c-243 0-486 0-730 0 84-15 168-30 256-45 236 0 472 0 708 0-79 15-157 30-234 45z">
                <text:p/>
              </draw:path>
              <draw:path draw:style-name="gr8" draw:text-style-name="P1" draw:layer="layout" svg:width="0.94cm" svg:height="0.044cm" svg:x="18.423cm" svg:y="12.35cm" svg:viewBox="0 0 941 45" svg:d="M730 45c-243 0-487 0-730 0 76-15 154-30 232-45 237 0 473 0 709 0-71 15-141 30-211 45z">
                <text:p/>
              </draw:path>
              <draw:path draw:style-name="gr8" draw:text-style-name="P1" draw:layer="layout" svg:width="0.917cm" svg:height="0.044cm" svg:x="19.19cm" svg:y="12.35cm" svg:viewBox="0 0 918 45" svg:d="M729 45c-243 0-486 0-729 0 69-15 140-30 210-45 235 0 472 0 708 0-63 15-125 30-189 45z">
                <text:p/>
              </draw:path>
            </draw:g>
            <draw:g>
              <draw:path draw:style-name="gr8" draw:text-style-name="P1" draw:layer="layout" svg:width="0.983cm" svg:height="0.044cm" svg:x="16.624cm" svg:y="12.397cm" svg:viewBox="0 0 984 45" svg:d="M747 45c-249 0-498 0-747 0 81-15 166-30 254-45 244 0 486 0 730 0-80 15-160 30-237 45z">
                <text:p/>
              </draw:path>
              <draw:path draw:style-name="gr8" draw:text-style-name="P1" draw:layer="layout" svg:width="0.967cm" svg:height="0.044cm" svg:x="17.408cm" svg:y="12.397cm" svg:viewBox="0 0 968 45" svg:d="M746 45c-248 0-497 0-746 0 76-15 156-30 237-45 243 0 487 0 731 0-75 15-149 30-222 45z">
                <text:p/>
              </draw:path>
              <draw:path draw:style-name="gr8" draw:text-style-name="P1" draw:layer="layout" svg:width="0.952cm" svg:height="0.044cm" svg:x="18.19cm" svg:y="12.397cm" svg:viewBox="0 0 953 45" svg:d="M748 45c-250 0-498 0-748 0 72-15 147-30 222-45 243 0 487 0 731 0-69 15-138 30-205 45z">
                <text:p/>
              </draw:path>
              <draw:path draw:style-name="gr8" draw:text-style-name="P1" draw:layer="layout" svg:width="0.934cm" svg:height="0.044cm" svg:x="18.975cm" svg:y="12.397cm" svg:viewBox="0 0 935 45" svg:d="M746 45c-248 0-498 0-746 0 66-15 136-30 204-45 243 0 487 0 731 0-63 15-126 30-189 45z">
                <text:p/>
              </draw:path>
            </draw:g>
            <draw:g>
              <draw:path draw:style-name="gr8" draw:text-style-name="P1" draw:layer="layout" svg:width="0.977cm" svg:height="0.044cm" svg:x="16.382cm" svg:y="12.444cm" svg:viewBox="0 0 978 45" svg:d="M758 45c-252 0-505 0-758 0 75-15 151-30 230-45 249 0 499 0 748 0-75 15-149 30-220 45z">
                <text:p/>
              </draw:path>
              <draw:path draw:style-name="gr8" draw:text-style-name="P1" draw:layer="layout" svg:width="0.965cm" svg:height="0.044cm" svg:x="17.178cm" svg:y="12.444cm" svg:viewBox="0 0 966 45" svg:d="M756 45c-252 0-504 0-756 0 71-15 144-30 219-45 249 0 498 0 747 0-70 15-141 30-210 45z">
                <text:p/>
              </draw:path>
              <draw:path draw:style-name="gr8" draw:text-style-name="P1" draw:layer="layout" svg:width="0.956cm" svg:height="0.044cm" svg:x="17.972cm" svg:y="12.444cm" svg:viewBox="0 0 957 45" svg:d="M758 45c-253 0-506 0-758 0 69-15 139-30 209-45 249 0 499 0 748 0-68 15-134 30-199 45z">
                <text:p/>
              </draw:path>
              <draw:path draw:style-name="gr8" draw:text-style-name="P1" draw:layer="layout" svg:width="0.945cm" svg:height="0.044cm" svg:x="18.766cm" svg:y="12.444cm" svg:viewBox="0 0 946 45" svg:d="M757 45c-253 0-504 0-757 0 66-15 132-30 199-45 249 0 498 0 747 0-63 15-126 30-189 45z">
                <text:p/>
              </draw:path>
            </draw:g>
            <draw:g>
              <draw:path draw:style-name="gr8" draw:text-style-name="P1" draw:layer="layout" svg:width="0.962cm" svg:height="0.044cm" svg:x="16.166cm" svg:y="12.492cm" svg:viewBox="0 0 963 45" svg:d="M761 45c-254 0-508 0-761 0 66-15 134-30 206-45 252 0 504 0 757 0-70 15-136 30-202 45z">
                <text:p/>
              </draw:path>
              <draw:path draw:style-name="gr8" draw:text-style-name="P1" draw:layer="layout" svg:width="0.958cm" svg:height="0.044cm" svg:x="16.965cm" svg:y="12.492cm" svg:viewBox="0 0 959 45" svg:d="M762 45c-254 0-508 0-762 0 65-15 132-30 202-45 253 0 505 0 757 0-67 15-133 30-197 45z">
                <text:p/>
              </draw:path>
              <draw:path draw:style-name="gr8" draw:text-style-name="P1" draw:layer="layout" svg:width="0.953cm" svg:height="0.044cm" svg:x="17.765cm" svg:y="12.492cm" svg:viewBox="0 0 954 45" svg:d="M761 45c-254 0-508 0-761 0 64-15 129-30 197-45 252 0 505 0 757 0-65 15-130 30-193 45z">
                <text:p/>
              </draw:path>
              <draw:path draw:style-name="gr8" draw:text-style-name="P1" draw:layer="layout" svg:width="0.95cm" svg:height="0.044cm" svg:x="18.563cm" svg:y="12.492cm" svg:viewBox="0 0 951 45" svg:d="M762 45c-254 0-508 0-762 0 64-15 128-30 194-45 252 0 505 0 757 0-64 15-126 30-189 45z">
                <text:p/>
              </draw:path>
            </draw:g>
          </draw:g>
          <draw:g>
            <draw:g>
              <draw:path draw:style-name="gr8" draw:text-style-name="P1" draw:layer="layout" svg:width="0.178cm" svg:height="0.246cm" svg:x="19.933cm" svg:y="12.909cm" svg:viewBox="0 0 179 247" svg:d="M0 64c0 61 0 122 0 183 60-22 120-46 179-69 0-60 0-119 0-178-59 22-119 44-179 64z">
                <text:p/>
              </draw:path>
              <draw:path draw:style-name="gr8" draw:text-style-name="P1" draw:layer="layout" svg:width="0.179cm" svg:height="0.24cm" draw:transform="skewX (-0.00418879020478639) translate (19.9323147315963cm 12.7233397115199cm)" svg:viewBox="0 0 180 241" svg:d="M1 59c-1 60-1 121-1 182 60-21 120-42 179-64 1-59 1-118 1-177-59 20-119 39-179 59z">
                <text:p/>
              </draw:path>
              <draw:path draw:style-name="gr8" draw:text-style-name="P1" draw:layer="layout" svg:width="0.178cm" svg:height="0.235cm" svg:x="19.933cm" svg:y="12.537cm" svg:viewBox="0 0 179 236" svg:d="M0 53c0 61 0 122 0 183 60-19 120-39 179-58 0-60 0-119 0-178-59 18-119 35-179 53z">
                <text:p/>
              </draw:path>
              <draw:path draw:style-name="gr8" draw:text-style-name="P1" draw:layer="layout" svg:width="0.178cm" svg:height="0.229cm" svg:x="19.933cm" svg:y="12.351cm" svg:viewBox="0 0 179 230" svg:d="M0 47c0 61 0 122 0 183 60-17 120-35 179-53 0-59 0-118 0-177-59 16-119 31-179 47z">
                <text:p/>
              </draw:path>
            </draw:g>
            <draw:g>
              <draw:path draw:style-name="gr8" draw:text-style-name="P1" draw:layer="layout" svg:width="0.179cm" svg:height="0.245cm" svg:x="19.744cm" svg:y="12.977cm" svg:viewBox="0 0 180 246" svg:d="M0 59c0 63 0 125 0 187 60-20 120-41 180-63 0-61 0-122 0-183-60 20-120 40-180 59z">
                <text:p/>
              </draw:path>
              <draw:path draw:style-name="gr8" draw:text-style-name="P1" draw:layer="layout" svg:width="0.18cm" svg:height="0.241cm" draw:transform="skewX (-0.00418879020478639) translate (19.7430767291801cm 12.7846863929521cm)" svg:viewBox="0 0 181 242" svg:d="M1 56c-1 62-1 124-1 186 60-19 120-39 180-59 1-61 1-122 1-183-60 19-120 37-180 56z">
                <text:p/>
              </draw:path>
              <draw:path draw:style-name="gr8" draw:text-style-name="P1" draw:layer="layout" svg:width="0.179cm" svg:height="0.238cm" svg:x="19.744cm" svg:y="12.592cm" svg:viewBox="0 0 180 239" svg:d="M0 51c0 63 0 125 0 188 60-18 120-37 180-56 0-61 0-122 0-183-60 17-120 35-180 51z">
                <text:p/>
              </draw:path>
              <draw:path draw:style-name="gr8" draw:text-style-name="P1" draw:layer="layout" svg:width="0.179cm" svg:height="0.233cm" svg:x="19.743cm" svg:y="12.4cm" svg:viewBox="0 0 180 234" svg:d="M0 47c0 62 0 125 0 187 60-16 120-34 180-51 0-61 0-122 0-183-60 16-120 32-180 47z">
                <text:p/>
              </draw:path>
            </draw:g>
            <draw:g>
              <draw:path draw:style-name="gr8" draw:text-style-name="P1" draw:layer="layout" svg:width="0.179cm" svg:height="0.244cm" svg:x="19.556cm" svg:y="13.039cm" svg:viewBox="0 0 180 245" svg:d="M0 55c0 63 0 127 0 190 60-19 120-38 180-58 0-62 0-125 0-187-60 19-120 37-180 55z">
                <text:p/>
              </draw:path>
              <draw:path draw:style-name="gr8" draw:text-style-name="P1" draw:layer="layout" svg:width="0.18cm" svg:height="0.241cm" draw:transform="skewX (-0.00418879020478639) translate (19.554841620391cm 12.8427779443491cm)" svg:viewBox="0 0 181 242" svg:d="M1 53c-1 63-1 126-1 189 60-18 120-36 180-55 1-62 1-125 1-187-60 18-120 35-180 53z">
                <text:p/>
              </draw:path>
              <draw:path draw:style-name="gr8" draw:text-style-name="P1" draw:layer="layout" svg:width="0.18cm" svg:height="0.239cm" draw:transform="skewX (-0.00418879020478639) translate (19.5546428631958cm 12.646218169148cm)" svg:viewBox="0 0 181 240" svg:d="M1 50c-1 63-1 127-1 190 60-18 120-35 180-53 1-62 1-125 1-187-60 17-120 34-180 50z">
                <text:p/>
              </draw:path>
              <draw:path draw:style-name="gr8" draw:text-style-name="P1" draw:layer="layout" svg:width="0.179cm" svg:height="0.236cm" svg:x="19.555cm" svg:y="12.45cm" svg:viewBox="0 0 180 237" svg:d="M0 47c0 64 0 127 0 190 60-17 120-33 180-50 0-62 0-125 0-187-60 16-120 32-180 47z">
                <text:p/>
              </draw:path>
            </draw:g>
            <draw:g>
              <draw:path draw:style-name="gr8" draw:text-style-name="P1" draw:layer="layout" svg:width="0.179cm" svg:height="0.24cm" svg:x="19.367cm" svg:y="13.097cm" svg:viewBox="0 0 180 241" svg:d="M0 51c0 63 0 127 0 190 60-16 120-33 180-51 0-64 0-127 0-190-60 18-120 34-180 51z">
                <text:p/>
              </draw:path>
              <draw:path draw:style-name="gr8" draw:text-style-name="P1" draw:layer="layout" svg:width="0.179cm" svg:height="0.239cm" svg:x="19.366cm" svg:y="12.898cm" svg:viewBox="0 0 180 240" svg:d="M0 49c0 64 0 128 0 191 60-16 120-33 180-50 0-64 0-127 0-190-60 17-120 33-180 49z">
                <text:p/>
              </draw:path>
              <draw:path draw:style-name="gr8" draw:text-style-name="P1" draw:layer="layout" svg:width="0.18cm" svg:height="0.238cm" draw:transform="skewX (-0.00418879020478639) translate (19.3654011898417cm 12.698801038947cm)" svg:viewBox="0 0 181 239" svg:d="M1 48c-1 64-1 128-1 191 60-16 120-32 180-49 1-64 1-127 1-190-60 16-120 33-180 48z">
                <text:p/>
              </draw:path>
              <draw:path draw:style-name="gr8" draw:text-style-name="P1" draw:layer="layout" svg:width="0.179cm" svg:height="0.237cm" svg:x="19.366cm" svg:y="12.499cm" svg:viewBox="0 0 180 238" svg:d="M0 47c0 64 0 128 0 191 60-16 120-32 180-48 0-64 0-127 0-190-60 16-120 32-180 47z">
                <text:p/>
              </draw:path>
            </draw:g>
          </draw:g>
        </draw:g>
        <draw:g>
          <draw:g>
            <draw:g>
              <draw:path draw:style-name="gr13" draw:text-style-name="P1" draw:layer="layout" svg:width="0.761cm" svg:height="0.19cm" svg:x="16.145cm" svg:y="11.543cm" svg:viewBox="0 0 762 191" svg:d="M762 191c-254 0-508 0-762 0 0-64 0-127 0-191 254 0 508 0 762 0 0 64 0 127 0 191z">
                <text:p/>
              </draw:path>
              <draw:path draw:style-name="gr14" draw:text-style-name="P1" draw:layer="layout" svg:width="0.763cm" svg:height="0.19cm" svg:x="16.946cm" svg:y="11.543cm" svg:viewBox="0 0 764 191" svg:d="M764 191c-254 0-509 0-764 0 0-64 0-127 0-191 255 0 509 0 764 0 0 64 0 127 0 191z">
                <text:p/>
              </draw:path>
              <draw:path draw:style-name="gr14" draw:text-style-name="P1" draw:layer="layout" svg:width="0.763cm" svg:height="0.19cm" svg:x="17.747cm" svg:y="11.543cm" svg:viewBox="0 0 764 191" svg:d="M764 191c-254 0-509 0-764 0 0-64 0-127 0-191 255 0 509 0 764 0 0 64 0 127 0 191z">
                <text:p/>
              </draw:path>
              <draw:path draw:style-name="gr13" draw:text-style-name="P1" draw:layer="layout" svg:width="0.761cm" svg:height="0.19cm" svg:x="18.55cm" svg:y="11.543cm" svg:viewBox="0 0 762 191" svg:d="M762 191c-254 0-508 0-762 0 0-64 0-127 0-191 254 0 508 0 762 0 0 64 0 127 0 191z">
                <text:p/>
              </draw:path>
            </draw:g>
            <draw:g>
              <draw:path draw:style-name="gr13" draw:text-style-name="P1" draw:layer="layout" svg:width="0.762cm" svg:height="0.19cm" draw:transform="skewX (-0.00523598775598299) translate (16.1445772089139cm 11.743697338403cm)" svg:viewBox="0 0 763 191" svg:d="M762 191c-254 0-508 0-762 0 0-64 1-127 1-191 254 0 508 0 762 0 0 64-1 127-1 191z">
                <text:p/>
              </draw:path>
              <draw:path draw:style-name="gr14" draw:text-style-name="P1" draw:layer="layout" svg:width="0.764cm" svg:height="0.19cm" draw:transform="skewX (-0.00523598775598299) translate (16.9455772089139cm 11.743697338403cm)" svg:viewBox="0 0 765 191" svg:d="M764 191c-255 0-509 0-764 0 0-64 1-127 1-191 254 0 509 0 764 0 0 64-1 127-1 191z">
                <text:p/>
              </draw:path>
              <draw:path draw:style-name="gr14" draw:text-style-name="P1" draw:layer="layout" svg:width="0.764cm" svg:height="0.19cm" draw:transform="skewX (-0.00523598775598299) translate (17.7465772089139cm 11.743697338403cm)" svg:viewBox="0 0 765 191" svg:d="M764 191c-255 0-509 0-764 0 0-64 1-127 1-191 254 0 509 0 764 0 0 64-1 127-1 191z">
                <text:p/>
              </draw:path>
              <draw:path draw:style-name="gr13" draw:text-style-name="P1" draw:layer="layout" svg:width="0.762cm" svg:height="0.19cm" draw:transform="skewX (-0.00523598775598299) translate (18.5495772089139cm 11.743697338403cm)" svg:viewBox="0 0 763 191" svg:d="M762 191c-254 0-508 0-762 0 0-64 1-127 1-191 254 0 508 0 762 0 0 64-1 127-1 191z">
                <text:p/>
              </draw:path>
            </draw:g>
            <draw:g>
              <draw:path draw:style-name="gr15" draw:text-style-name="P1" draw:layer="layout" svg:width="0.761cm" svg:height="0.19cm" svg:x="16.146cm" svg:y="11.945cm" svg:viewBox="0 0 762 191" svg:d="M762 191c-254 0-508 0-762 0 0-63 0-127 0-191 254 0 508 0 762 0 0 64 0 128 0 191z">
                <text:p/>
              </draw:path>
              <draw:path draw:style-name="gr16" draw:text-style-name="P1" draw:layer="layout" svg:width="0.763cm" svg:height="0.19cm" svg:x="16.947cm" svg:y="11.945cm" svg:viewBox="0 0 764 191" svg:d="M764 191c-254 0-509 0-764 0 0-63 0-127 0-191 255 0 509 0 764 0 0 64 0 128 0 191z">
                <text:p/>
              </draw:path>
              <draw:path draw:style-name="gr16" draw:text-style-name="P1" draw:layer="layout" svg:width="0.763cm" svg:height="0.19cm" svg:x="17.748cm" svg:y="11.945cm" svg:viewBox="0 0 764 191" svg:d="M764 191c-254 0-509 0-764 0 0-63 0-127 0-191 255 0 509 0 764 0 0 64 0 128 0 191z">
                <text:p/>
              </draw:path>
              <draw:path draw:style-name="gr15" draw:text-style-name="P1" draw:layer="layout" svg:width="0.761cm" svg:height="0.19cm" svg:x="18.551cm" svg:y="11.945cm" svg:viewBox="0 0 762 191" svg:d="M762 191c-254 0-508 0-762 0 0-63 0-127 0-191 254 0 508 0 762 0 0 64 0 128 0 191z">
                <text:p/>
              </draw:path>
            </draw:g>
            <draw:g>
              <draw:path draw:style-name="gr13" draw:text-style-name="P1" draw:layer="layout" svg:width="0.761cm" svg:height="0.19cm" svg:x="16.146cm" svg:y="12.145cm" svg:viewBox="0 0 762 191" svg:d="M762 191c-254 0-508 0-762 0 0-64 0-127 0-191 254 0 508 0 762 0 0 64 0 127 0 191z">
                <text:p/>
              </draw:path>
              <draw:path draw:style-name="gr14" draw:text-style-name="P1" draw:layer="layout" svg:width="0.763cm" svg:height="0.19cm" svg:x="16.947cm" svg:y="12.145cm" svg:viewBox="0 0 764 191" svg:d="M764 191c-254 0-509 0-764 0 0-64 0-127 0-191 255 0 509 0 764 0 0 64 0 127 0 191z">
                <text:p/>
              </draw:path>
              <draw:path draw:style-name="gr14" draw:text-style-name="P1" draw:layer="layout" svg:width="0.763cm" svg:height="0.19cm" svg:x="17.748cm" svg:y="12.145cm" svg:viewBox="0 0 764 191" svg:d="M764 191c-254 0-509 0-764 0 0-64 0-127 0-191 255 0 509 0 764 0 0 64 0 127 0 191z">
                <text:p/>
              </draw:path>
              <draw:path draw:style-name="gr13" draw:text-style-name="P1" draw:layer="layout" svg:width="0.761cm" svg:height="0.19cm" svg:x="18.551cm" svg:y="12.145cm" svg:viewBox="0 0 762 191" svg:d="M762 191c-254 0-508 0-762 0 0-64 0-127 0-191 254 0 508 0 762 0 0 64 0 127 0 191z">
                <text:p/>
              </draw:path>
            </draw:g>
          </draw:g>
          <draw:g>
            <draw:g>
              <draw:path draw:style-name="gr8" draw:text-style-name="P1" draw:layer="layout" svg:width="0.987cm" svg:height="0.044cm" svg:x="16.891cm" svg:y="11.35cm" svg:viewBox="0 0 988 45" svg:d="M731 45c-243 0-487 0-731 0 91-15 184-30 279-45 236 0 472 0 709 0-88 15-174 30-257 45z">
                <text:p/>
              </draw:path>
              <draw:path draw:style-name="gr8" draw:text-style-name="P1" draw:layer="layout" svg:width="0.963cm" svg:height="0.044cm" svg:x="17.657cm" svg:y="11.35cm" svg:viewBox="0 0 964 45" svg:d="M730 45c-243 0-486 0-730 0 84-15 168-30 256-45 236 0 472 0 708 0-79 15-157 30-234 45z">
                <text:p/>
              </draw:path>
              <draw:path draw:style-name="gr8" draw:text-style-name="P1" draw:layer="layout" svg:width="0.94cm" svg:height="0.044cm" svg:x="18.424cm" svg:y="11.35cm" svg:viewBox="0 0 941 45" svg:d="M730 45c-243 0-487 0-730 0 76-15 154-30 232-45 237 0 473 0 709 0-71 15-141 30-211 45z">
                <text:p/>
              </draw:path>
              <draw:path draw:style-name="gr8" draw:text-style-name="P1" draw:layer="layout" svg:width="0.917cm" svg:height="0.044cm" svg:x="19.191cm" svg:y="11.35cm" svg:viewBox="0 0 918 45" svg:d="M729 45c-243 0-486 0-729 0 69-15 140-30 210-45 235 0 472 0 708 0-63 15-125 30-189 45z">
                <text:p/>
              </draw:path>
            </draw:g>
            <draw:g>
              <draw:path draw:style-name="gr8" draw:text-style-name="P1" draw:layer="layout" svg:width="0.983cm" svg:height="0.044cm" svg:x="16.625cm" svg:y="11.397cm" svg:viewBox="0 0 984 45" svg:d="M747 45c-249 0-498 0-747 0 81-15 166-30 254-45 244 0 486 0 730 0-80 15-160 30-237 45z">
                <text:p/>
              </draw:path>
              <draw:path draw:style-name="gr8" draw:text-style-name="P1" draw:layer="layout" svg:width="0.967cm" svg:height="0.044cm" svg:x="17.409cm" svg:y="11.397cm" svg:viewBox="0 0 968 45" svg:d="M746 45c-248 0-497 0-746 0 76-15 156-30 237-45 243 0 487 0 731 0-75 15-149 30-222 45z">
                <text:p/>
              </draw:path>
              <draw:path draw:style-name="gr8" draw:text-style-name="P1" draw:layer="layout" svg:width="0.952cm" svg:height="0.044cm" svg:x="18.191cm" svg:y="11.397cm" svg:viewBox="0 0 953 45" svg:d="M748 45c-250 0-498 0-748 0 72-15 147-30 222-45 243 0 487 0 731 0-69 15-138 30-205 45z">
                <text:p/>
              </draw:path>
              <draw:path draw:style-name="gr8" draw:text-style-name="P1" draw:layer="layout" svg:width="0.934cm" svg:height="0.044cm" svg:x="18.976cm" svg:y="11.397cm" svg:viewBox="0 0 935 45" svg:d="M746 45c-248 0-498 0-746 0 66-15 136-30 204-45 243 0 487 0 731 0-63 15-126 30-189 45z">
                <text:p/>
              </draw:path>
            </draw:g>
            <draw:g>
              <draw:path draw:style-name="gr8" draw:text-style-name="P1" draw:layer="layout" svg:width="0.977cm" svg:height="0.044cm" svg:x="16.383cm" svg:y="11.444cm" svg:viewBox="0 0 978 45" svg:d="M758 45c-252 0-505 0-758 0 75-15 151-30 230-45 249 0 499 0 748 0-75 15-149 30-220 45z">
                <text:p/>
              </draw:path>
              <draw:path draw:style-name="gr8" draw:text-style-name="P1" draw:layer="layout" svg:width="0.965cm" svg:height="0.044cm" svg:x="17.179cm" svg:y="11.444cm" svg:viewBox="0 0 966 45" svg:d="M756 45c-252 0-504 0-756 0 71-15 144-30 219-45 249 0 498 0 747 0-70 15-141 30-210 45z">
                <text:p/>
              </draw:path>
              <draw:path draw:style-name="gr8" draw:text-style-name="P1" draw:layer="layout" svg:width="0.956cm" svg:height="0.044cm" svg:x="17.973cm" svg:y="11.444cm" svg:viewBox="0 0 957 45" svg:d="M758 45c-253 0-506 0-758 0 69-15 139-30 209-45 249 0 499 0 748 0-68 15-134 30-199 45z">
                <text:p/>
              </draw:path>
              <draw:path draw:style-name="gr8" draw:text-style-name="P1" draw:layer="layout" svg:width="0.945cm" svg:height="0.044cm" svg:x="18.767cm" svg:y="11.444cm" svg:viewBox="0 0 946 45" svg:d="M757 45c-253 0-504 0-757 0 66-15 132-30 199-45 249 0 498 0 747 0-63 15-126 30-189 45z">
                <text:p/>
              </draw:path>
            </draw:g>
            <draw:g>
              <draw:path draw:style-name="gr8" draw:text-style-name="P1" draw:layer="layout" svg:width="0.962cm" svg:height="0.044cm" svg:x="16.167cm" svg:y="11.492cm" svg:viewBox="0 0 963 45" svg:d="M761 45c-254 0-508 0-761 0 66-15 134-30 206-45 252 0 504 0 757 0-70 15-136 30-202 45z">
                <text:p/>
              </draw:path>
              <draw:path draw:style-name="gr8" draw:text-style-name="P1" draw:layer="layout" svg:width="0.958cm" svg:height="0.044cm" svg:x="16.966cm" svg:y="11.492cm" svg:viewBox="0 0 959 45" svg:d="M762 45c-254 0-508 0-762 0 65-15 132-30 202-45 253 0 505 0 757 0-67 15-133 30-197 45z">
                <text:p/>
              </draw:path>
              <draw:path draw:style-name="gr8" draw:text-style-name="P1" draw:layer="layout" svg:width="0.953cm" svg:height="0.044cm" svg:x="17.766cm" svg:y="11.492cm" svg:viewBox="0 0 954 45" svg:d="M761 45c-254 0-508 0-761 0 64-15 129-30 197-45 252 0 505 0 757 0-65 15-130 30-193 45z">
                <text:p/>
              </draw:path>
              <draw:path draw:style-name="gr8" draw:text-style-name="P1" draw:layer="layout" svg:width="0.95cm" svg:height="0.044cm" svg:x="18.564cm" svg:y="11.492cm" svg:viewBox="0 0 951 45" svg:d="M762 45c-254 0-508 0-762 0 64-15 128-30 194-45 252 0 505 0 757 0-64 15-126 30-189 45z">
                <text:p/>
              </draw:path>
            </draw:g>
          </draw:g>
          <draw:g>
            <draw:g>
              <draw:path draw:style-name="gr8" draw:text-style-name="P1" draw:layer="layout" svg:width="0.178cm" svg:height="0.246cm" svg:x="19.934cm" svg:y="11.909cm" svg:viewBox="0 0 179 247" svg:d="M0 64c0 61 0 122 0 183 60-22 120-46 179-69 0-60 0-119 0-178-59 22-119 44-179 64z">
                <text:p/>
              </draw:path>
              <draw:path draw:style-name="gr8" draw:text-style-name="P1" draw:layer="layout" svg:width="0.179cm" svg:height="0.24cm" draw:transform="skewX (-0.00418879020478639) translate (19.9333147315963cm 11.7233397115199cm)" svg:viewBox="0 0 180 241" svg:d="M1 59c-1 60-1 121-1 182 60-21 120-42 179-64 1-59 1-118 1-177-59 20-119 39-179 59z">
                <text:p/>
              </draw:path>
              <draw:path draw:style-name="gr8" draw:text-style-name="P1" draw:layer="layout" svg:width="0.178cm" svg:height="0.235cm" svg:x="19.934cm" svg:y="11.537cm" svg:viewBox="0 0 179 236" svg:d="M0 53c0 61 0 122 0 183 60-19 120-39 179-58 0-60 0-119 0-178-59 18-119 35-179 53z">
                <text:p/>
              </draw:path>
              <draw:path draw:style-name="gr8" draw:text-style-name="P1" draw:layer="layout" svg:width="0.178cm" svg:height="0.229cm" svg:x="19.934cm" svg:y="11.351cm" svg:viewBox="0 0 179 230" svg:d="M0 47c0 61 0 122 0 183 60-17 120-35 179-53 0-59 0-118 0-177-59 16-119 31-179 47z">
                <text:p/>
              </draw:path>
            </draw:g>
            <draw:g>
              <draw:path draw:style-name="gr8" draw:text-style-name="P1" draw:layer="layout" svg:width="0.179cm" svg:height="0.245cm" svg:x="19.745cm" svg:y="11.977cm" svg:viewBox="0 0 180 246" svg:d="M0 59c0 63 0 125 0 187 60-20 120-41 180-63 0-61 0-122 0-183-60 20-120 40-180 59z">
                <text:p/>
              </draw:path>
              <draw:path draw:style-name="gr8" draw:text-style-name="P1" draw:layer="layout" svg:width="0.18cm" svg:height="0.241cm" draw:transform="skewX (-0.00418879020478639) translate (19.7440767291801cm 11.7846863929521cm)" svg:viewBox="0 0 181 242" svg:d="M1 56c-1 62-1 124-1 186 60-19 120-39 180-59 1-61 1-122 1-183-60 19-120 37-180 56z">
                <text:p/>
              </draw:path>
              <draw:path draw:style-name="gr8" draw:text-style-name="P1" draw:layer="layout" svg:width="0.179cm" svg:height="0.238cm" svg:x="19.745cm" svg:y="11.592cm" svg:viewBox="0 0 180 239" svg:d="M0 51c0 63 0 125 0 188 60-18 120-37 180-56 0-61 0-122 0-183-60 17-120 35-180 51z">
                <text:p/>
              </draw:path>
              <draw:path draw:style-name="gr8" draw:text-style-name="P1" draw:layer="layout" svg:width="0.179cm" svg:height="0.233cm" svg:x="19.744cm" svg:y="11.4cm" svg:viewBox="0 0 180 234" svg:d="M0 47c0 62 0 125 0 187 60-16 120-34 180-51 0-61 0-122 0-183-60 16-120 32-180 47z">
                <text:p/>
              </draw:path>
            </draw:g>
            <draw:g>
              <draw:path draw:style-name="gr8" draw:text-style-name="P1" draw:layer="layout" svg:width="0.179cm" svg:height="0.244cm" svg:x="19.557cm" svg:y="12.039cm" svg:viewBox="0 0 180 245" svg:d="M0 55c0 63 0 127 0 190 60-19 120-38 180-58 0-62 0-125 0-187-60 19-120 37-180 55z">
                <text:p/>
              </draw:path>
              <draw:path draw:style-name="gr8" draw:text-style-name="P1" draw:layer="layout" svg:width="0.18cm" svg:height="0.241cm" draw:transform="skewX (-0.00418879020478639) translate (19.555841620391cm 11.8427779443491cm)" svg:viewBox="0 0 181 242" svg:d="M1 53c-1 63-1 126-1 189 60-18 120-36 180-55 1-62 1-125 1-187-60 18-120 35-180 53z">
                <text:p/>
              </draw:path>
              <draw:path draw:style-name="gr8" draw:text-style-name="P1" draw:layer="layout" svg:width="0.18cm" svg:height="0.239cm" draw:transform="skewX (-0.00418879020478639) translate (19.5556428631958cm 11.646218169148cm)" svg:viewBox="0 0 181 240" svg:d="M1 50c-1 63-1 127-1 190 60-18 120-35 180-53 1-62 1-125 1-187-60 17-120 34-180 50z">
                <text:p/>
              </draw:path>
              <draw:path draw:style-name="gr8" draw:text-style-name="P1" draw:layer="layout" svg:width="0.179cm" svg:height="0.236cm" svg:x="19.556cm" svg:y="11.45cm" svg:viewBox="0 0 180 237" svg:d="M0 47c0 64 0 127 0 190 60-17 120-33 180-50 0-62 0-125 0-187-60 16-120 32-180 47z">
                <text:p/>
              </draw:path>
            </draw:g>
            <draw:g>
              <draw:path draw:style-name="gr8" draw:text-style-name="P1" draw:layer="layout" svg:width="0.179cm" svg:height="0.24cm" svg:x="19.368cm" svg:y="12.097cm" svg:viewBox="0 0 180 241" svg:d="M0 51c0 63 0 127 0 190 60-16 120-33 180-51 0-64 0-127 0-190-60 18-120 34-180 51z">
                <text:p/>
              </draw:path>
              <draw:path draw:style-name="gr8" draw:text-style-name="P1" draw:layer="layout" svg:width="0.179cm" svg:height="0.239cm" svg:x="19.367cm" svg:y="11.898cm" svg:viewBox="0 0 180 240" svg:d="M0 49c0 64 0 128 0 191 60-16 120-33 180-50 0-64 0-127 0-190-60 17-120 33-180 49z">
                <text:p/>
              </draw:path>
              <draw:path draw:style-name="gr8" draw:text-style-name="P1" draw:layer="layout" svg:width="0.18cm" svg:height="0.238cm" draw:transform="skewX (-0.00418879020478639) translate (19.3664011898417cm 11.698801038947cm)" svg:viewBox="0 0 181 239" svg:d="M1 48c-1 64-1 128-1 191 60-16 120-32 180-49 1-64 1-127 1-190-60 16-120 33-180 48z">
                <text:p/>
              </draw:path>
              <draw:path draw:style-name="gr8" draw:text-style-name="P1" draw:layer="layout" svg:width="0.179cm" svg:height="0.237cm" svg:x="19.367cm" svg:y="11.499cm" svg:viewBox="0 0 180 238" svg:d="M0 47c0 64 0 128 0 191 60-16 120-32 180-48 0-64 0-127 0-190-60 16-120 32-180 47z">
                <text:p/>
              </draw:path>
            </draw:g>
          </draw:g>
        </draw:g>
        <draw:g>
          <draw:g>
            <draw:g>
              <draw:path draw:style-name="gr13" draw:text-style-name="P1" draw:layer="layout" svg:width="0.761cm" svg:height="0.19cm" svg:x="16.146cm" svg:y="10.543cm" svg:viewBox="0 0 762 191" svg:d="M762 191c-254 0-508 0-762 0 0-64 0-127 0-191 254 0 508 0 762 0 0 64 0 127 0 191z">
                <text:p/>
              </draw:path>
              <draw:path draw:style-name="gr14" draw:text-style-name="P1" draw:layer="layout" svg:width="0.763cm" svg:height="0.19cm" svg:x="16.947cm" svg:y="10.543cm" svg:viewBox="0 0 764 191" svg:d="M764 191c-254 0-509 0-764 0 0-64 0-127 0-191 255 0 509 0 764 0 0 64 0 127 0 191z">
                <text:p/>
              </draw:path>
              <draw:path draw:style-name="gr14" draw:text-style-name="P1" draw:layer="layout" svg:width="0.763cm" svg:height="0.19cm" svg:x="17.748cm" svg:y="10.543cm" svg:viewBox="0 0 764 191" svg:d="M764 191c-254 0-509 0-764 0 0-64 0-127 0-191 255 0 509 0 764 0 0 64 0 127 0 191z">
                <text:p/>
              </draw:path>
              <draw:path draw:style-name="gr13" draw:text-style-name="P1" draw:layer="layout" svg:width="0.761cm" svg:height="0.19cm" svg:x="18.551cm" svg:y="10.543cm" svg:viewBox="0 0 762 191" svg:d="M762 191c-254 0-508 0-762 0 0-64 0-127 0-191 254 0 508 0 762 0 0 64 0 127 0 191z">
                <text:p/>
              </draw:path>
            </draw:g>
            <draw:g>
              <draw:path draw:style-name="gr13" draw:text-style-name="P1" draw:layer="layout" svg:width="0.762cm" svg:height="0.19cm" draw:transform="skewX (-0.00523598775598299) translate (16.1455772089139cm 10.743697338403cm)" svg:viewBox="0 0 763 191" svg:d="M762 191c-254 0-508 0-762 0 0-64 1-127 1-191 254 0 508 0 762 0 0 64-1 127-1 191z">
                <text:p/>
              </draw:path>
              <draw:path draw:style-name="gr14" draw:text-style-name="P1" draw:layer="layout" svg:width="0.764cm" svg:height="0.19cm" draw:transform="skewX (-0.00523598775598299) translate (16.9465772089139cm 10.743697338403cm)" svg:viewBox="0 0 765 191" svg:d="M764 191c-255 0-509 0-764 0 0-64 1-127 1-191 254 0 509 0 764 0 0 64-1 127-1 191z">
                <text:p/>
              </draw:path>
              <draw:path draw:style-name="gr14" draw:text-style-name="P1" draw:layer="layout" svg:width="0.764cm" svg:height="0.19cm" draw:transform="skewX (-0.00523598775598299) translate (17.7475772089139cm 10.743697338403cm)" svg:viewBox="0 0 765 191" svg:d="M764 191c-255 0-509 0-764 0 0-64 1-127 1-191 254 0 509 0 764 0 0 64-1 127-1 191z">
                <text:p/>
              </draw:path>
              <draw:path draw:style-name="gr13" draw:text-style-name="P1" draw:layer="layout" svg:width="0.762cm" svg:height="0.19cm" draw:transform="skewX (-0.00523598775598299) translate (18.5505772089139cm 10.743697338403cm)" svg:viewBox="0 0 763 191" svg:d="M762 191c-254 0-508 0-762 0 0-64 1-127 1-191 254 0 508 0 762 0 0 64-1 127-1 191z">
                <text:p/>
              </draw:path>
            </draw:g>
            <draw:g>
              <draw:path draw:style-name="gr15" draw:text-style-name="P1" draw:layer="layout" svg:width="0.761cm" svg:height="0.19cm" svg:x="16.147cm" svg:y="10.945cm" svg:viewBox="0 0 762 191" svg:d="M762 191c-254 0-508 0-762 0 0-63 0-127 0-191 254 0 508 0 762 0 0 64 0 128 0 191z">
                <text:p/>
              </draw:path>
              <draw:path draw:style-name="gr16" draw:text-style-name="P1" draw:layer="layout" svg:width="0.763cm" svg:height="0.19cm" svg:x="16.948cm" svg:y="10.945cm" svg:viewBox="0 0 764 191" svg:d="M764 191c-254 0-509 0-764 0 0-63 0-127 0-191 255 0 509 0 764 0 0 64 0 128 0 191z">
                <text:p/>
              </draw:path>
              <draw:path draw:style-name="gr16" draw:text-style-name="P1" draw:layer="layout" svg:width="0.763cm" svg:height="0.19cm" svg:x="17.749cm" svg:y="10.945cm" svg:viewBox="0 0 764 191" svg:d="M764 191c-254 0-509 0-764 0 0-63 0-127 0-191 255 0 509 0 764 0 0 64 0 128 0 191z">
                <text:p/>
              </draw:path>
              <draw:path draw:style-name="gr15" draw:text-style-name="P1" draw:layer="layout" svg:width="0.761cm" svg:height="0.19cm" svg:x="18.552cm" svg:y="10.945cm" svg:viewBox="0 0 762 191" svg:d="M762 191c-254 0-508 0-762 0 0-63 0-127 0-191 254 0 508 0 762 0 0 64 0 128 0 191z">
                <text:p/>
              </draw:path>
            </draw:g>
            <draw:g>
              <draw:path draw:style-name="gr13" draw:text-style-name="P1" draw:layer="layout" svg:width="0.761cm" svg:height="0.19cm" svg:x="16.147cm" svg:y="11.145cm" svg:viewBox="0 0 762 191" svg:d="M762 191c-254 0-508 0-762 0 0-64 0-127 0-191 254 0 508 0 762 0 0 64 0 127 0 191z">
                <text:p/>
              </draw:path>
              <draw:path draw:style-name="gr14" draw:text-style-name="P1" draw:layer="layout" svg:width="0.763cm" svg:height="0.19cm" svg:x="16.948cm" svg:y="11.145cm" svg:viewBox="0 0 764 191" svg:d="M764 191c-254 0-509 0-764 0 0-64 0-127 0-191 255 0 509 0 764 0 0 64 0 127 0 191z">
                <text:p/>
              </draw:path>
              <draw:path draw:style-name="gr14" draw:text-style-name="P1" draw:layer="layout" svg:width="0.763cm" svg:height="0.19cm" svg:x="17.749cm" svg:y="11.145cm" svg:viewBox="0 0 764 191" svg:d="M764 191c-254 0-509 0-764 0 0-64 0-127 0-191 255 0 509 0 764 0 0 64 0 127 0 191z">
                <text:p/>
              </draw:path>
              <draw:path draw:style-name="gr13" draw:text-style-name="P1" draw:layer="layout" svg:width="0.761cm" svg:height="0.19cm" svg:x="18.552cm" svg:y="11.145cm" svg:viewBox="0 0 762 191" svg:d="M762 191c-254 0-508 0-762 0 0-64 0-127 0-191 254 0 508 0 762 0 0 64 0 127 0 191z">
                <text:p/>
              </draw:path>
            </draw:g>
          </draw:g>
          <draw:g>
            <draw:g>
              <draw:path draw:style-name="gr8" draw:text-style-name="P1" draw:layer="layout" svg:width="0.987cm" svg:height="0.044cm" svg:x="16.892cm" svg:y="10.35cm" svg:viewBox="0 0 988 45" svg:d="M731 45c-243 0-487 0-731 0 91-15 184-30 279-45 236 0 472 0 709 0-88 15-174 30-257 45z">
                <text:p/>
              </draw:path>
              <draw:path draw:style-name="gr8" draw:text-style-name="P1" draw:layer="layout" svg:width="0.963cm" svg:height="0.044cm" svg:x="17.658cm" svg:y="10.35cm" svg:viewBox="0 0 964 45" svg:d="M730 45c-243 0-486 0-730 0 84-15 168-30 256-45 236 0 472 0 708 0-79 15-157 30-234 45z">
                <text:p/>
              </draw:path>
              <draw:path draw:style-name="gr8" draw:text-style-name="P1" draw:layer="layout" svg:width="0.94cm" svg:height="0.044cm" svg:x="18.425cm" svg:y="10.35cm" svg:viewBox="0 0 941 45" svg:d="M730 45c-243 0-487 0-730 0 76-15 154-30 232-45 237 0 473 0 709 0-71 15-141 30-211 45z">
                <text:p/>
              </draw:path>
              <draw:path draw:style-name="gr8" draw:text-style-name="P1" draw:layer="layout" svg:width="0.917cm" svg:height="0.044cm" svg:x="19.192cm" svg:y="10.35cm" svg:viewBox="0 0 918 45" svg:d="M729 45c-243 0-486 0-729 0 69-15 140-30 210-45 235 0 472 0 708 0-63 15-125 30-189 45z">
                <text:p/>
              </draw:path>
            </draw:g>
            <draw:g>
              <draw:path draw:style-name="gr8" draw:text-style-name="P1" draw:layer="layout" svg:width="0.983cm" svg:height="0.044cm" svg:x="16.626cm" svg:y="10.397cm" svg:viewBox="0 0 984 45" svg:d="M747 45c-249 0-498 0-747 0 81-15 166-30 254-45 244 0 486 0 730 0-80 15-160 30-237 45z">
                <text:p/>
              </draw:path>
              <draw:path draw:style-name="gr8" draw:text-style-name="P1" draw:layer="layout" svg:width="0.967cm" svg:height="0.044cm" svg:x="17.41cm" svg:y="10.397cm" svg:viewBox="0 0 968 45" svg:d="M746 45c-248 0-497 0-746 0 76-15 156-30 237-45 243 0 487 0 731 0-75 15-149 30-222 45z">
                <text:p/>
              </draw:path>
              <draw:path draw:style-name="gr8" draw:text-style-name="P1" draw:layer="layout" svg:width="0.952cm" svg:height="0.044cm" svg:x="18.192cm" svg:y="10.397cm" svg:viewBox="0 0 953 45" svg:d="M748 45c-250 0-498 0-748 0 72-15 147-30 222-45 243 0 487 0 731 0-69 15-138 30-205 45z">
                <text:p/>
              </draw:path>
              <draw:path draw:style-name="gr8" draw:text-style-name="P1" draw:layer="layout" svg:width="0.934cm" svg:height="0.044cm" svg:x="18.977cm" svg:y="10.397cm" svg:viewBox="0 0 935 45" svg:d="M746 45c-248 0-498 0-746 0 66-15 136-30 204-45 243 0 487 0 731 0-63 15-126 30-189 45z">
                <text:p/>
              </draw:path>
            </draw:g>
            <draw:g>
              <draw:path draw:style-name="gr8" draw:text-style-name="P1" draw:layer="layout" svg:width="0.977cm" svg:height="0.044cm" svg:x="16.384cm" svg:y="10.444cm" svg:viewBox="0 0 978 45" svg:d="M758 45c-252 0-505 0-758 0 75-15 151-30 230-45 249 0 499 0 748 0-75 15-149 30-220 45z">
                <text:p/>
              </draw:path>
              <draw:path draw:style-name="gr8" draw:text-style-name="P1" draw:layer="layout" svg:width="0.965cm" svg:height="0.044cm" svg:x="17.18cm" svg:y="10.444cm" svg:viewBox="0 0 966 45" svg:d="M756 45c-252 0-504 0-756 0 71-15 144-30 219-45 249 0 498 0 747 0-70 15-141 30-210 45z">
                <text:p/>
              </draw:path>
              <draw:path draw:style-name="gr8" draw:text-style-name="P1" draw:layer="layout" svg:width="0.956cm" svg:height="0.044cm" svg:x="17.974cm" svg:y="10.444cm" svg:viewBox="0 0 957 45" svg:d="M758 45c-253 0-506 0-758 0 69-15 139-30 209-45 249 0 499 0 748 0-68 15-134 30-199 45z">
                <text:p/>
              </draw:path>
              <draw:path draw:style-name="gr8" draw:text-style-name="P1" draw:layer="layout" svg:width="0.945cm" svg:height="0.044cm" svg:x="18.768cm" svg:y="10.444cm" svg:viewBox="0 0 946 45" svg:d="M757 45c-253 0-504 0-757 0 66-15 132-30 199-45 249 0 498 0 747 0-63 15-126 30-189 45z">
                <text:p/>
              </draw:path>
            </draw:g>
            <draw:g>
              <draw:path draw:style-name="gr8" draw:text-style-name="P1" draw:layer="layout" svg:width="0.962cm" svg:height="0.044cm" svg:x="16.168cm" svg:y="10.492cm" svg:viewBox="0 0 963 45" svg:d="M761 45c-254 0-508 0-761 0 66-15 134-30 206-45 252 0 504 0 757 0-70 15-136 30-202 45z">
                <text:p/>
              </draw:path>
              <draw:path draw:style-name="gr8" draw:text-style-name="P1" draw:layer="layout" svg:width="0.958cm" svg:height="0.044cm" svg:x="16.967cm" svg:y="10.492cm" svg:viewBox="0 0 959 45" svg:d="M762 45c-254 0-508 0-762 0 65-15 132-30 202-45 253 0 505 0 757 0-67 15-133 30-197 45z">
                <text:p/>
              </draw:path>
              <draw:path draw:style-name="gr8" draw:text-style-name="P1" draw:layer="layout" svg:width="0.953cm" svg:height="0.044cm" svg:x="17.767cm" svg:y="10.492cm" svg:viewBox="0 0 954 45" svg:d="M761 45c-254 0-508 0-761 0 64-15 129-30 197-45 252 0 505 0 757 0-65 15-130 30-193 45z">
                <text:p/>
              </draw:path>
              <draw:path draw:style-name="gr8" draw:text-style-name="P1" draw:layer="layout" svg:width="0.95cm" svg:height="0.044cm" svg:x="18.565cm" svg:y="10.492cm" svg:viewBox="0 0 951 45" svg:d="M762 45c-254 0-508 0-762 0 64-15 128-30 194-45 252 0 505 0 757 0-64 15-126 30-189 45z">
                <text:p/>
              </draw:path>
            </draw:g>
          </draw:g>
          <draw:g>
            <draw:g>
              <draw:path draw:style-name="gr8" draw:text-style-name="P1" draw:layer="layout" svg:width="0.178cm" svg:height="0.246cm" svg:x="19.935cm" svg:y="10.909cm" svg:viewBox="0 0 179 247" svg:d="M0 64c0 61 0 122 0 183 60-22 120-46 179-69 0-60 0-119 0-178-59 22-119 44-179 64z">
                <text:p/>
              </draw:path>
              <draw:path draw:style-name="gr8" draw:text-style-name="P1" draw:layer="layout" svg:width="0.179cm" svg:height="0.24cm" draw:transform="skewX (-0.00418879020478639) translate (19.9343147315963cm 10.7233397115199cm)" svg:viewBox="0 0 180 241" svg:d="M1 59c-1 60-1 121-1 182 60-21 120-42 179-64 1-59 1-118 1-177-59 20-119 39-179 59z">
                <text:p/>
              </draw:path>
              <draw:path draw:style-name="gr8" draw:text-style-name="P1" draw:layer="layout" svg:width="0.178cm" svg:height="0.235cm" svg:x="19.935cm" svg:y="10.537cm" svg:viewBox="0 0 179 236" svg:d="M0 53c0 61 0 122 0 183 60-19 120-39 179-58 0-60 0-119 0-178-59 18-119 35-179 53z">
                <text:p/>
              </draw:path>
              <draw:path draw:style-name="gr8" draw:text-style-name="P1" draw:layer="layout" svg:width="0.178cm" svg:height="0.229cm" svg:x="19.935cm" svg:y="10.351cm" svg:viewBox="0 0 179 230" svg:d="M0 47c0 61 0 122 0 183 60-17 120-35 179-53 0-59 0-118 0-177-59 16-119 31-179 47z">
                <text:p/>
              </draw:path>
            </draw:g>
            <draw:g>
              <draw:path draw:style-name="gr8" draw:text-style-name="P1" draw:layer="layout" svg:width="0.179cm" svg:height="0.245cm" svg:x="19.746cm" svg:y="10.977cm" svg:viewBox="0 0 180 246" svg:d="M0 59c0 63 0 125 0 187 60-20 120-41 180-63 0-61 0-122 0-183-60 20-120 40-180 59z">
                <text:p/>
              </draw:path>
              <draw:path draw:style-name="gr8" draw:text-style-name="P1" draw:layer="layout" svg:width="0.18cm" svg:height="0.241cm" draw:transform="skewX (-0.00418879020478639) translate (19.7450767291801cm 10.7846863929521cm)" svg:viewBox="0 0 181 242" svg:d="M1 56c-1 62-1 124-1 186 60-19 120-39 180-59 1-61 1-122 1-183-60 19-120 37-180 56z">
                <text:p/>
              </draw:path>
              <draw:path draw:style-name="gr8" draw:text-style-name="P1" draw:layer="layout" svg:width="0.179cm" svg:height="0.238cm" svg:x="19.746cm" svg:y="10.592cm" svg:viewBox="0 0 180 239" svg:d="M0 51c0 63 0 125 0 188 60-18 120-37 180-56 0-61 0-122 0-183-60 17-120 35-180 51z">
                <text:p/>
              </draw:path>
              <draw:path draw:style-name="gr8" draw:text-style-name="P1" draw:layer="layout" svg:width="0.179cm" svg:height="0.233cm" svg:x="19.745cm" svg:y="10.4cm" svg:viewBox="0 0 180 234" svg:d="M0 47c0 62 0 125 0 187 60-16 120-34 180-51 0-61 0-122 0-183-60 16-120 32-180 47z">
                <text:p/>
              </draw:path>
            </draw:g>
            <draw:g>
              <draw:path draw:style-name="gr8" draw:text-style-name="P1" draw:layer="layout" svg:width="0.179cm" svg:height="0.244cm" svg:x="19.558cm" svg:y="11.039cm" svg:viewBox="0 0 180 245" svg:d="M0 55c0 63 0 127 0 190 60-19 120-38 180-58 0-62 0-125 0-187-60 19-120 37-180 55z">
                <text:p/>
              </draw:path>
              <draw:path draw:style-name="gr8" draw:text-style-name="P1" draw:layer="layout" svg:width="0.18cm" svg:height="0.241cm" draw:transform="skewX (-0.00418879020478639) translate (19.556841620391cm 10.8427779443491cm)" svg:viewBox="0 0 181 242" svg:d="M1 53c-1 63-1 126-1 189 60-18 120-36 180-55 1-62 1-125 1-187-60 18-120 35-180 53z">
                <text:p/>
              </draw:path>
              <draw:path draw:style-name="gr8" draw:text-style-name="P1" draw:layer="layout" svg:width="0.18cm" svg:height="0.239cm" draw:transform="skewX (-0.00418879020478639) translate (19.5566428631958cm 10.646218169148cm)" svg:viewBox="0 0 181 240" svg:d="M1 50c-1 63-1 127-1 190 60-18 120-35 180-53 1-62 1-125 1-187-60 17-120 34-180 50z">
                <text:p/>
              </draw:path>
              <draw:path draw:style-name="gr8" draw:text-style-name="P1" draw:layer="layout" svg:width="0.179cm" svg:height="0.236cm" svg:x="19.557cm" svg:y="10.45cm" svg:viewBox="0 0 180 237" svg:d="M0 47c0 64 0 127 0 190 60-17 120-33 180-50 0-62 0-125 0-187-60 16-120 32-180 47z">
                <text:p/>
              </draw:path>
            </draw:g>
            <draw:g>
              <draw:path draw:style-name="gr8" draw:text-style-name="P1" draw:layer="layout" svg:width="0.179cm" svg:height="0.24cm" svg:x="19.369cm" svg:y="11.097cm" svg:viewBox="0 0 180 241" svg:d="M0 51c0 63 0 127 0 190 60-16 120-33 180-51 0-64 0-127 0-190-60 18-120 34-180 51z">
                <text:p/>
              </draw:path>
              <draw:path draw:style-name="gr8" draw:text-style-name="P1" draw:layer="layout" svg:width="0.179cm" svg:height="0.239cm" svg:x="19.368cm" svg:y="10.898cm" svg:viewBox="0 0 180 240" svg:d="M0 49c0 64 0 128 0 191 60-16 120-33 180-50 0-64 0-127 0-190-60 17-120 33-180 49z">
                <text:p/>
              </draw:path>
              <draw:path draw:style-name="gr8" draw:text-style-name="P1" draw:layer="layout" svg:width="0.18cm" svg:height="0.238cm" draw:transform="skewX (-0.00418879020478639) translate (19.3674011898417cm 10.698801038947cm)" svg:viewBox="0 0 181 239" svg:d="M1 48c-1 64-1 128-1 191 60-16 120-32 180-49 1-64 1-127 1-190-60 16-120 33-180 48z">
                <text:p/>
              </draw:path>
              <draw:path draw:style-name="gr8" draw:text-style-name="P1" draw:layer="layout" svg:width="0.179cm" svg:height="0.237cm" svg:x="19.368cm" svg:y="10.499cm" svg:viewBox="0 0 180 238" svg:d="M0 47c0 64 0 128 0 191 60-16 120-32 180-48 0-64 0-127 0-190-60 16-120 32-180 47z">
                <text:p/>
              </draw:path>
            </draw:g>
          </draw:g>
        </draw:g>
        <draw:frame draw:style-name="gr17" draw:text-style-name="P3" draw:layer="layout" svg:width="3.351cm" svg:height="1.673cm" svg:x="0.809cm" svg:y="11.83cm">
          <draw:text-box>
            <text:p>Trajectory</text:p>
          </draw:text-box>
        </draw:frame>
        <draw:frame draw:style-name="gr17" draw:text-style-name="P3" draw:layer="layout" svg:width="3.351cm" svg:height="1.673cm" svg:x="1.11cm" svg:y="17.331cm">
          <draw:text-box>
            <text:p>Spectral</text:p>
          </draw:text-box>
        </draw:frame>
        <draw:frame draw:style-name="gr12" draw:text-style-name="P3" draw:layer="layout" svg:width="3.175cm" svg:height="1.111cm" svg:x="1.509cm" svg:y="2.93cm">
          <draw:text-box>
            <text:p>Layer</text:p>
          </draw:text-box>
        </draw:frame>
        <draw:g>
          <draw:frame draw:style-name="gr12" draw:text-style-name="P3" draw:layer="layout" svg:width="3.175cm" svg:height="1.111cm" svg:x="7.31cm" svg:y="2.831cm">
            <draw:text-box>
              <text:p><text:s/>α = 0</text:p>
            </draw:text-box>
          </draw:frame>
          <draw:frame draw:style-name="gr12" draw:text-style-name="P3" draw:layer="layout" svg:width="3.175cm" svg:height="1.111cm" svg:x="12.011cm" svg:y="2.832cm">
            <draw:text-box>
              <text:p><text:s/>α = 1</text:p>
            </draw:text-box>
          </draw:frame>
          <draw:frame draw:style-name="gr12" draw:text-style-name="P3" draw:layer="layout" svg:width="3.175cm" svg:height="1.111cm" svg:x="17.112cm" svg:y="2.833cm">
            <draw:text-box>
              <text:p><text:s/>α = 2</text:p>
            </draw:text-box>
          </draw:frame>
          <draw:frame draw:style-name="gr12" draw:text-style-name="P3" draw:layer="layout" svg:width="3.175cm" svg:height="1.111cm" svg:x="4.111cm" svg:y="2.832cm">
            <draw:text-box>
              <text:p><text:s/></text:p>
            </draw:text-box>
          </draw:frame>
        </draw:g>
        <draw:frame draw:style-name="gr18" draw:text-style-name="P4" draw:layer="layout" svg:width="4.191cm" svg:height="4.06cm" svg:x="16.038cm" svg:y="15.551cm">
          <draw:image xlink:href="Pictures/100002010000096000000960CCF0C694DDCB15C3.png" xlink:type="simple" xlink:show="embed" xlink:actuate="onLoad" loext:mime-type="image/png">
            <text:p/>
          </draw:image>
        </draw:frame>
        <draw:frame draw:style-name="gr12" draw:text-style-name="P3" draw:layer="layout" svg:width="3.175cm" svg:height="1.111cm" svg:x="4.11cm" svg:y="4.031cm">
          <draw:text-box>
            <text:p>Scalar</text:p>
          </draw:text-box>
        </draw:frame>
        <draw:frame draw:style-name="gr12" draw:text-style-name="P3" draw:layer="layout" svg:width="3.175cm" svg:height="1.111cm" svg:x="7.211cm" svg:y="4.032cm">
          <draw:text-box>
            <text:p>Vector</text:p>
          </draw:text-box>
        </draw:frame>
        <draw:frame draw:style-name="gr12" draw:text-style-name="P3" draw:layer="layout" svg:width="3.175cm" svg:height="1.111cm" svg:x="12.012cm" svg:y="4.033cm">
          <draw:text-box>
            <text:p>Matrix</text:p>
          </draw:text-box>
        </draw:frame>
        <draw:frame draw:style-name="gr12" draw:text-style-name="P3" draw:layer="layout" svg:width="3.175cm" svg:height="1.111cm" svg:x="17.213cm" svg:y="4.034cm">
          <draw:text-box>
            <text:p>Cube</text:p>
          </draw:text-box>
        </draw:frame>
        <draw:line draw:style-name="gr11" draw:text-style-name="P2" draw:layer="layout" svg:x1="20.342cm" svg:y1="3.89cm" svg:x2="1.164cm" svg:y2="3.89cm">
          <text:p/>
        </draw:line>
        <draw:frame draw:style-name="gr12" draw:text-style-name="P3" draw:layer="layout" svg:width="3.175cm" svg:height="1.111cm" svg:x="1.31cm" svg:y="4.031cm">
          <draw:text-box>
            <text:p>Tens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87cm" fo:margin-bottom="7.567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20:34:53.488304228</meta:creation-date>
    <meta:editing-duration>PT12M37S</meta:editing-duration>
    <meta:editing-cycles>8</meta:editing-cycles>
    <meta:generator>LibreOffice/6.2.4.2$Linux_X86_64 LibreOffice_project/20$Build-2</meta:generator>
    <dc:date>2019-06-14T12:04:53.546378716</dc:date>
    <meta:document-statistic meta:object-count="588"/>
  </office:meta>
</office:document-meta>
</file>